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, 'Lucida Console', monospace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font-style="normal" fo:font-weight="normal"/>
    </style:style>
    <style:style style:name="P2" style:family="paragraph" style:parent-style-name="Standard">
      <style:paragraph-properties fo:margin-left="0.2917in" fo:margin-right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545454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ty: p, size: 4, base: D/4, top: G/4</text:p>
      <text:p text:style-name="P2"><text:span text:style-name="T1">quality: M, size: 3, base: C/4, top: E/4</text:span></text:p>
      <text:p text:style-name="P2"><text:span text:style-name="T1">quality: d, size: 4, base: A/4, top: DB/5</text:span></text:p>
      <text:p text:style-name="P2"><text:span text:style-name="T1">quality: M, size: 3, base: AB/4, top: C/5</text:span></text:p>
      <text:p text:style-name="P2"><text:span text:style-name="T1">quality: p, size: 4, base: CB/4, top: FB/4</text:span></text:p>
      <text:p text:style-name="P2"><text:span text:style-name="T1">quality: M, size: 3, base: F#/4, top: A#/4</text:span></text:p>
      <text:p text:style-name="P2"><text:span text:style-name="T1">quality: d, size: 6, base: C/4, top: ABB/4</text:span></text:p>
      <text:p text:style-name="P2"><text:span text:style-name="T1">quality: d, size: 5, base: A/4, top: EB/5</text:span></text:p>
      <text:p text:style-name="P2"><text:span text:style-name="T1">quality: A, size: 4, base: B#/4, top: E##/5</text:span></text:p>
      <text:p text:style-name="P2"><text:span text:style-name="T1">quality: A, size: 3, base: DB/4, top: F#/4</text:span></text:p>
      <text:p text:style-name="P2"><text:span text:style-name="T1">swap: true</text:span></text:p>
      <text:p text:style-name="P2"><text:span text:style-name="T1">label: M6</text:span></text:p>
      <text:p text:style-name="P2"><text:span text:style-name="T1">label: m7</text:span></text:p>
      <text:p text:style-name="P2"><text:span text:style-name="T1">label: P8</text:span></text:p>
      <text:p text:style-name="P2"><text:span text:style-name="T1">label: A7</text:span></text:p>
      <text:p text:style-name="P2"><text:span text:style-name="T1">quality: d, size: 7, base: FB/4, top: EBB/5</text:span></text:p>
      <text:p text:style-name="P2"><text:span text:style-name="T1">quality: d, size: 3, base: D#/4, top: F/4</text:span></text:p>
      <text:p text:style-name="P2"><text:span text:style-name="T1">quality: A, size: 6, base: E/4, top: C##/5</text:span></text:p>
      <text:p text:style-name="P2"><text:span text:style-name="T1">quality: M, size: 2, base: G/4, top: A/4</text:span></text:p>
      <text:p text:style-name="P2"><text:span text:style-name="T1">quality: A, size: 3, base: EB/4, top: G#/4</text:span></text:p>
      <text:p text:style-name="P2"><text:span text:style-name="T1">quality: d, size: 2, base: D#/4, top: EB/4</text:span></text:p>
      <text:p text:style-name="P2"><text:span text:style-name="T1">quality: p, size: 4, base: D#/4, top: G#/4</text:span></text:p>
      <text:p text:style-name="P2"><text:span text:style-name="T1">quality: M, size: 3, base: CB/4, top: EB/4</text:span></text:p>
      <text:p text:style-name="P2"><text:span text:style-name="T1">quality: M, size: 6, base: F#/4, top: D#/5</text:span></text:p>
      <text:p text:style-name="P2"><text:span text:style-name="T1">quality: d, size: 6, base: A#/4, top: F/5</text:span></text:p>
      <text:p text:style-name="P2"><text:span text:style-name="T1">quality: M, size: 2, base: CB/4, top: DB/4</text:span></text:p>
      <text:p text:style-name="P2"><text:span text:style-name="T1">swap: true</text:span></text:p>
      <text:p text:style-name="P2"><text:span text:style-name="T1">label: m3</text:span></text:p>
      <text:p text:style-name="P2"><text:span text:style-name="T1">label: P4</text:span></text:p>
      <text:p text:style-name="P2"><text:span text:style-name="T1">label: d6</text:span></text:p>
      <text:p text:style-name="P2"><text:span text:style-name="T1">label: m6</text:span></text:p>
      <text:p text:style-name="P2"><text:span text:style-name="T1">quality: d, size: 3, base: DB/4, top: FB/4</text:span></text:p>
      <text:p text:style-name="P2"><text:span text:style-name="T1">quality: m, size: 3, base: G#/4, top: B/4</text:span></text:p>
      <text:p text:style-name="P2"><text:span text:style-name="T1">quality: d, size: 5, base: F#/4, top: C/5</text:span></text:p>
      <text:p text:style-name="P2"><text:span text:style-name="T1">quality: M, size: 3, base: B#/3, top: D##/4</text:span></text:p>
      <text:p text:style-name="P2"><text:span text:style-name="T1">quality: M, size: 7, base: C/4, top: B/4</text:span></text:p>
      <text:p text:style-name="P2"><text:span text:style-name="T1">quality: d, size: 2, base: B#/3, top: C/4</text:span></text:p>
      <text:p text:style-name="P2"><text:span text:style-name="T1">quality: A, size: 4, base: DB/4, top: G/4</text:span></text:p>
      <text:p text:style-name="P2"><text:span text:style-name="T1">quality: M, size: 6, base: FB/4, top: DB/5</text:span></text:p>
      <text:p text:style-name="P2"><text:span text:style-name="T1">quality: m, size: 6, base: G/4, top: EB/5</text:span></text:p>
      <text:p text:style-name="P2"><text:span text:style-name="T1">quality: m, size: 3, base: FB/4, top: ABB/4</text:span></text:p>
      <text:p text:style-name="P2"><text:span text:style-name="T1">quality: m, size: 2, base: EB/4, top: FB/4</text:span></text:p>
      <text:p text:style-name="P2"><text:span text:style-name="T1">quality: m, size: 2, base: A#/4, top: B/4</text:span></text:p>
      <text:p text:style-name="P2"><text:span text:style-name="T1">swap: true</text:span></text:p>
      <text:p text:style-name="P2"><text:span text:style-name="T1">label: M6</text:span></text:p>
      <text:p text:style-name="P2"><text:span text:style-name="T1">label: d5</text:span></text:p>
      <text:p text:style-name="P2"><text:span text:style-name="T1">label: M7</text:span></text:p>
      <text:p text:style-name="P2"><text:span text:style-name="T1">label: M3</text:span></text:p>
      <text:p text:style-name="P2"><text:span text:style-name="T1">quality: A, size: 6, base: A#/4, top: F##/5</text:span></text:p>
      <text:p text:style-name="P2"><text:span text:style-name="T1">quality: m, size: 3, base: C#/4, top: E/4</text:span></text:p>
      <text:p text:style-name="P2"><text:span text:style-name="T1">quality: M, size: 3, base: G#/4, top: B#/4</text:span></text:p>
      <text:p text:style-name="P2"><text:span text:style-name="T1">quality: m, size: 6, base: G/4, top: EB/5</text:span></text:p>
      <text:p text:style-name="P2"><text:span text:style-name="T1">quality: M, size: 3, base: BB/4, top: D/5</text:span></text:p>
      <text:p text:style-name="P2"><text:span text:style-name="T1">quality: m, size: 6, base: AB/4, top: FB/5</text:span></text:p>
      <text:p text:style-name="P2"><text:span text:style-name="T1">quality: M, size: 3, base: FB/4, top: AB/4</text:span></text:p>
      <text:p text:style-name="P2"><text:span text:style-name="T1">quality: M, size: 7, base: GB/4, top: F/5</text:span></text:p>
      <text:p text:style-name="P2"><text:span text:style-name="T1">quality: p, size: 4, base: B#/4, top: E#/5</text:span></text:p>
      <text:p text:style-name="P2"><text:span text:style-name="T1">quality: A, size: 4, base: F#/4, top: B#/4</text:span></text:p>
      <text:p text:style-name="P2"><text:span text:style-name="T1">quality: M, size: 6, base: F/4, top: D/5</text:span></text:p>
      <text:p text:style-name="P2"><text:span text:style-name="T1">quality: A, size: 7, base: DB/4, top: C#/5</text:span></text:p>
      <text:p text:style-name="P2"><text:span text:style-name="T1">quality: d, size: 5, base: B#/4, top: F#/5</text:span></text:p>
      <text:p text:style-name="P2"><text:span text:style-name="T1">quality: p, size: 4, base: A#/4, top: D#/5</text:span></text:p>
      <text:p text:style-name="P2"><text:span text:style-name="T1">quality: m, size: 7, base: A/4, top: G/5</text:span></text:p>
      <text:p text:style-name="P2"><text:span text:style-name="T1">quality: M, size: 6, base: AB/4, top: F/5</text:span></text:p>
      <text:p text:style-name="P2"><text:span text:style-name="T1">quality: M, size: 3, base: CB/4, top: EB/4</text:span></text:p>
      <text:p text:style-name="P2"><text:span text:style-name="T1">quality: m, size: 3, base: FB/4, top: ABB/4</text:span></text:p>
      <text:p text:style-name="P2"><text:span text:style-name="T1">quality: M, size: 6, base: E#/4, top: C##/5</text:span></text:p>
      <text:p text:style-name="P2"><text:span text:style-name="T1">swap: true</text:span></text:p>
      <text:p text:style-name="P2"><text:span text:style-name="T1">label: m7</text:span></text:p>
      <text:p text:style-name="P2"><text:span text:style-name="T1">label: A5</text:span></text:p>
      <text:p text:style-name="P2"><text:span text:style-name="T1">label: P8</text:span></text:p>
      <text:p text:style-name="P2"><text:span text:style-name="T1">label: M7</text:span></text:p>
      <text:p text:style-name="P2"><text:span text:style-name="T1">quality: A, size: 7, base: E#/4, top: D##/5</text:span></text:p>
      <text:p text:style-name="P2"><text:span text:style-name="T1">quality: p, size: 4, base: FB/4, top: BBB/4</text:span></text:p>
      <text:p text:style-name="P2"><text:span text:style-name="T1">quality: p, size: 4, base: B#/4, top: E#/5</text:span></text:p>
      <text:p text:style-name="P2"><text:span text:style-name="T1">quality: m, size: 3, base: GB/4, top: BBB/4</text:span></text:p>
      <text:p text:style-name="P2"><text:span text:style-name="T1">quality: m, size: 7, base: B#/4, top: A#/5</text:span></text:p>
      <text:p text:style-name="P2"><text:span text:style-name="T1">quality: p, size: 4, base: D/4, top: G/4</text:span></text:p>
      <text:p text:style-name="P2"><text:span text:style-name="T1">quality: p, size: 5, base: CB/4, top: GB/4</text:span></text:p>
      <text:p text:style-name="P2"><text:span text:style-name="T1">quality: d, size: 6, base: E/4, top: CB/5</text:span></text:p>
      <text:p text:style-name="P2"><text:span text:style-name="T1">quality: A, size: 3, base: E/4, top: G##/4</text:span></text:p>
      <text:p text:style-name="P2"><text:span text:style-name="T1">quality: M, size: 7, base: C/4, top: B/4</text:span></text:p>
      <text:p text:style-name="P2"><text:span text:style-name="T1">quality: m, size: 7, base: G/4, top: F/5</text:span></text:p>
      <text:p text:style-name="P2"><text:span text:style-name="T1">quality: m, size: 2, base: GB/4, top: ABB/4</text:span></text:p>
      <text:p text:style-name="P2"><text:span text:style-name="T1">quality: M, size: 3, base: DB/4, top: F/4</text:span></text:p>
      <text:p text:style-name="P2"><text:span text:style-name="T1">quality: A, size: 2, base: G/4, top: A#/4</text:span></text:p>
      <text:p text:style-name="P2"><text:span text:style-name="T1">quality: M, size: 6, base: F/4, top: D/5</text:span></text:p>
      <text:p text:style-name="P2"><text:span text:style-name="T1">quality: M, size: 3, base: FB/4, top: AB/4</text:span></text:p>
      <text:p text:style-name="P2"><text:span text:style-name="T1">quality: p, size: 4, base: C/4, top: F/4</text:span></text:p>
      <text:p text:style-name="P2"><text:span text:style-name="T1">quality: m, size: 7, base: E#/4, top: D#/5</text:span></text:p>
      <text:p text:style-name="P2"><text:span text:style-name="T1">quality: m, size: 3, base: GB/4, top: BBB/4</text:span></text:p>
      <text:p text:style-name="P2"><text:span text:style-name="T1">quality: p, size: 4, base: D#/4, top: G#/4</text:span></text:p>
      <text:p text:style-name="P2"><text:span text:style-name="T1">quality: M, size: 6, base: FB/4, top: DB/5</text:span></text:p>
      <text:p text:style-name="P2"><text:span text:style-name="T1">quality: M, size: 7, base: BB/3, top: A/4</text:span></text:p>
      <text:p text:style-name="P2"><text:span text:style-name="T1">quality: M, size: 7, base: G#/4, top: F##/5</text:span></text:p>
      <text:p text:style-name="P2"><text:span text:style-name="T1">quality: m, size: 2, base: A/4, top: BB/4</text:span></text:p>
      <text:p text:style-name="P2"><text:span text:style-name="T1">quality: p, size: 4, base: E/4, top: A/4</text:span></text:p>
      <text:p text:style-name="P2"><text:span text:style-name="T1">quality: m, size: 3, base: CB/4, top: EBB/4</text:span></text:p>
      <text:p text:style-name="P2"><text:span text:style-name="T1">quality: M, size: 7, base: B#/4, top: A##/5</text:span></text:p>
      <text:p text:style-name="P2"><text:span text:style-name="T1">quality: M, size: 3, base: G/4, top: B/4</text:span></text:p>
      <text:p text:style-name="P2"><text:span text:style-name="T1">quality: M, size: 3, base: DB/4, top: F/4</text:span></text:p>
      <text:p text:style-name="P2"><text:span text:style-name="T1">quality: d, size: 2, base: B/4, top: CB/5</text:span></text:p>
      <text:p text:style-name="P2"><text:span text:style-name="T1">quality: m, size: 2, base: B#/3, top: C#/4</text:span></text:p>
      <text:p text:style-name="P2"><text:span text:style-name="T1">quality: p, size: 5, base: G/4, top: D/5</text:span></text:p>
      <text:p text:style-name="P2"><text:span text:style-name="T1">quality: A, size: 4, base: GB/4, top: C/5</text:span></text:p>
      <text:p text:style-name="P2"><text:span text:style-name="T1">quality: d, size: 4, base: D#/4, top: G/4</text:span></text:p>
      <text:p text:style-name="P2"><text:span text:style-name="T1">quality: p, size: 5, base: G#/4, top: D#/5</text:span></text:p>
      <text:p text:style-name="P2"><text:span text:style-name="T1">quality: d, size: 4, base: GB/4, top: CBB/5</text:span></text:p>
      <text:p text:style-name="P2"><text:span text:style-name="T1">quality: A, size: 2, base: D/4, top: E#/4</text:span></text:p>
      <text:p text:style-name="P2"><text:span text:style-name="T1">quality: M, size: 2, base: B#/4, top: C##/5</text:span></text:p>
      <text:p text:style-name="P2"><text:span text:style-name="T1">quality: M, size: 3, base: B/3, top: D#/4</text:span></text:p>
      <text:p text:style-name="P2"><text:span text:style-name="T1">quality: m, size: 6, base: G#/4, top: E/5</text:span></text:p>
      <text:p text:style-name="P2"><text:span text:style-name="T1">quality: d, size: 5, base: CB/4, top: GBB/4</text:span></text:p>
      <text:p text:style-name="P2"><text:span text:style-name="T1">quality: A, size: 5, base: B/3, top: F##/4</text:span></text:p>
      <text:p text:style-name="P2"><text:span text:style-name="T1">quality: d, size: 5, base: B/4, top: F/5</text:span></text:p>
      <text:p text:style-name="P2"><text:span text:style-name="T1">quality: m, size: 3, base: F#/4, top: A/4</text:span></text:p>
      <text:p text:style-name="P2"><text:span text:style-name="T1">quality: p, size: 8, base: C#/4, top: C#/5</text:span></text:p>
      <text:p text:style-name="P2"><text:span text:style-name="T1">quality: M, size: 6, base: B#/4, top: G##/5</text:span></text:p>
      <text:p text:style-name="P2"><text:span text:style-name="T1">quality: M, size: 7, base: GB/4, top: F/5</text:span></text:p>
      <text:p text:style-name="P2"><text:span text:style-name="T1">quality: p, size: 5, base: DB/4, top: AB/4</text:span></text:p>
      <text:p text:style-name="P2"><text:span text:style-name="T1">quality: m, size: 7, base: D/4, top: C/5</text:span></text:p>
      <text:p text:style-name="P2"><text:span text:style-name="T1">quality: M, size: 7, base: CB/4, top: BB/4</text:span></text:p>
      <text:p text:style-name="P2"><text:span text:style-name="T1">quality: p, size: 4, base: A#/4, top: D#/5</text:span></text:p>
      <text:p text:style-name="P2"><text:span text:style-name="T1">quality: m, size: 6, base: C/4, top: AB/4</text:span></text:p>
      <text:p text:style-name="P2"><text:span text:style-name="T1">quality: M, size: 6, base: G/4, top: E/5</text:span></text:p>
      <text:p text:style-name="P2"><text:span text:style-name="T1">quality: M, size: 2, base: F/4, top: G/4</text:span></text:p>
      <text:p text:style-name="P2"><text:span text:style-name="T1">quality: M, size: 2, base: C#/4, top: D#/4</text:span></text:p>
      <text:p text:style-name="P2"><text:span text:style-name="T1">quality: d, size: 2, base: F#/4, top: GB/4</text:span></text:p>
      <text:p text:style-name="P2"><text:soft-page-break/><text:span text:style-name="T1">quality: d, size: 4, base: A/4, top: DB/5</text:span></text:p>
      <text:p text:style-name="P2"><text:span text:style-name="T1">quality: m, size: 7, base: A#/4, top: G#/5</text:span></text:p>
      <text:p text:style-name="P2"><text:span text:style-name="T1">quality: d, size: 4, base: EB/4, top: ABB/4</text:span></text:p>
      <text:p text:style-name="P2"><text:span text:style-name="T1">quality: d, size: 6, base: E#/4, top: C/5</text:span></text:p>
      <text:p text:style-name="P2"><text:span text:style-name="T1">quality: d, size: 4, base: DB/4, top: GBB/4</text:span></text:p>
      <text:p text:style-name="P2"><text:span text:style-name="T1">swap: true</text:span></text:p>
      <text:p text:style-name="P2"><text:span text:style-name="T1">label: M6</text:span></text:p>
      <text:p text:style-name="P2"><text:span text:style-name="T1">label: d6</text:span></text:p>
      <text:p text:style-name="P2"><text:span text:style-name="T1">label: m3</text:span></text:p>
      <text:p text:style-name="P2"><text:span text:style-name="T1">label: M3</text:span></text:p>
      <text:p text:style-name="P2"><text:span text:style-name="T1">quality: A, size: 3, base: G#/4, top: B#/4</text:span></text:p>
      <text:p text:style-name="P2"><text:span text:style-name="T1">quality: m, size: 3, base: A#/4, top: C#/5</text:span></text:p>
      <text:p text:style-name="P2"><text:span text:style-name="T1">quality: M, size: 3, base: D#/4, top: F##/4</text:span></text:p>
      <text:p text:style-name="P2"><text:span text:style-name="T1">quality: p, size: 8, base: G#/4, top: G#/5</text:span></text:p>
      <text:p text:style-name="P2"><text:span text:style-name="T1">quality: M, size: 7, base: C#/4, top: B#/4</text:span></text:p>
      <text:p text:style-name="P2"><text:span text:style-name="T1">quality: m, size: 7, base: D/4, top: C/5</text:span></text:p>
      <text:p text:style-name="P2"><text:span text:style-name="T1">quality: M, size: 6, base: A/4, top: F#/5</text:span></text:p>
      <text:p text:style-name="P2"><text:span text:style-name="T1">quality: M, size: 6, base: G#/4, top: E#/5</text:span></text:p>
      <text:p text:style-name="P2"><text:span text:style-name="T1">swap: true</text:span></text:p>
      <text:p text:style-name="P2"><text:span text:style-name="T1">label: m7</text:span></text:p>
      <text:p text:style-name="P2"><text:span text:style-name="T1">label: M7</text:span></text:p>
      <text:p text:style-name="P2"><text:span text:style-name="T1">label: M3</text:span></text:p>
      <text:p text:style-name="P2"><text:span text:style-name="T1">label: M2</text:span></text:p>
      <text:p text:style-name="P2"><text:span text:style-name="T1">quality: A, size: 2, base: B#/3, top: C##/4</text:span></text:p>
      <text:p text:style-name="P2"><text:span text:style-name="T1">quality: m, size: 3, base: B/4, top: D/5</text:span></text:p>
      <text:p text:style-name="P2"><text:span text:style-name="T1">quality: m, size: 7, base: A/4, top: G/5</text:span></text:p>
      <text:p text:style-name="P2"><text:span text:style-name="T1">quality: M, size: 7, base: F/4, top: E/5</text:span></text:p>
      <text:p text:style-name="P2"><text:span text:style-name="T1">quality: M, size: 6, base: D#/4, top: B#/4</text:span></text:p>
      <text:p text:style-name="P2"><text:span text:style-name="T1">quality: M, size: 2, base: G#/4, top: A#/4</text:span></text:p>
      <text:p text:style-name="P2"><text:span text:style-name="T1">quality: M, size: 7, base: D#/4, top: C##/5</text:span></text:p>
      <text:p text:style-name="P2"><text:span text:style-name="T1">quality: d, size: 5, base: AB/4, top: EBB/5</text:span></text:p>
      <text:p text:style-name="P2"><text:span text:style-name="T1">quality: M, size: 2, base: EB/4, top: F/4</text:span></text:p>
      <text:p text:style-name="P2"><text:span text:style-name="T1">quality: d, size: 5, base: F/4, top: CB/5</text:span></text:p>
      <text:p text:style-name="P2"><text:span text:style-name="T1">quality: p, size: 5, base: E/4, top: B/4</text:span></text:p>
      <text:p text:style-name="P2"><text:span text:style-name="T1">quality: m, size: 2, base: C#/4, top: D/4</text:span></text:p>
      <text:p text:style-name="P2"><text:span text:style-name="T1">quality: M, size: 2, base: G#/4, top: A#/4</text:span></text:p>
      <text:p text:style-name="P2"><text:span text:style-name="T1">quality: A, size: 5, base: B#/3, top: F/4</text:span></text:p>
      <text:p text:style-name="P2"><text:span text:style-name="T1">quality: M, size: 7, base: E#/4, top: D##/5</text:span></text:p>
      <text:p text:style-name="P2"><text:span text:style-name="T1">quality: M, size: 7, base: BB/4, top: A/5</text:span></text:p>
      <text:p text:style-name="P2"><text:span text:style-name="T1">quality: M, size: 6, base: C/4, top: A/4</text:span></text:p>
      <text:p text:style-name="P2"><text:span text:style-name="T1">quality: M, size: 6, base: G/4, top: E/5</text:span></text:p>
      <text:p text:style-name="P2"><text:span text:style-name="T1">quality: M, size: 2, base: CB/4, top: DB/4</text:span></text:p>
      <text:p text:style-name="P2"><text:span text:style-name="T1">quality: d, size: 6, base: C#/4, top: AB/4</text:span></text:p>
      <text:p text:style-name="P2"><text:span text:style-name="T1">quality: m, size: 6, base: E/4, top: C/5</text:span></text:p>
      <text:p text:style-name="P2"><text:span text:style-name="T1">quality: M, size: 3, base: F#/4, top: A#/4</text:span></text:p>
      <text:p text:style-name="P2"><text:span text:style-name="T1">quality: m, size: 7, base: CB/4, top: BBB/4</text:span></text:p>
      <text:p text:style-name="P2"><text:span text:style-name="T1">quality: m, size: 7, base: D#/4, top: C#/5</text:span></text:p>
      <text:p text:style-name="P2"><text:span text:style-name="T1">quality: M, size: 7, base: D#/4, top: C##/5</text:span></text:p>
      <text:p text:style-name="P2"><text:span text:style-name="T1">quality: d, size: 5, base: CB/4, top: GBB/4</text:span></text:p>
      <text:p text:style-name="P2"><text:span text:style-name="T1">quality: M, size: 7, base: B#/3, top: A##/4</text:span></text:p>
      <text:p text:style-name="P2"><text:span text:style-name="T1">quality: M, size: 7, base: A#/4, top: G##/5</text:span></text:p>
      <text:p text:style-name="P2"><text:span text:style-name="T1">quality: m, size: 7, base: CB/4, top: BBB/4</text:span></text:p>
      <text:p text:style-name="P2"><text:span text:style-name="T1">quality: d, size: 5, base: A/4, top: EB/5</text:span></text:p>
      <text:p text:style-name="P2"><text:span text:style-name="T1">quality: p, size: 8, base: GB/4, top: GB/5</text:span></text:p>
      <text:p text:style-name="P2"><text:span text:style-name="T1">quality: m, size: 6, base: AB/4, top: FB/5</text:span></text:p>
      <text:p text:style-name="P2"><text:span text:style-name="T1">quality: m, size: 7, base: GB/4, top: FB/5</text:span></text:p>
      <text:p text:style-name="P2"><text:span text:style-name="T1">quality: M, size: 6, base: CB/4, top: AB/4</text:span></text:p>
      <text:p text:style-name="P2"><text:span text:style-name="T1">quality: M, size: 3, base: B#/4, top: D##/5</text:span></text:p>
      <text:p text:style-name="P2"><text:span text:style-name="T1">quality: d, size: 6, base: A/4, top: FB/5</text:span></text:p>
      <text:p text:style-name="P2"><text:span text:style-name="T1">quality: M, size: 6, base: FB/4, top: DB/5</text:span></text:p>
      <text:p text:style-name="P2"><text:span text:style-name="T1">quality: M, size: 7, base: A/4, top: G#/5</text:span></text:p>
      <text:p text:style-name="P2"><text:span text:style-name="T1">quality: d, size: 5, base: GB/4, top: DBB/5</text:span></text:p>
      <text:p text:style-name="P2"><text:span text:style-name="T1">quality: M, size: 6, base: F/4, top: D/5</text:span></text:p>
      <text:p text:style-name="P2"><text:span text:style-name="T1">quality: m, size: 2, base: A#/4, top: B/4</text:span></text:p>
      <text:p text:style-name="P2"><text:span text:style-name="T1">quality: d, size: 5, base: F/4, top: CB/5</text:span></text:p>
      <text:p text:style-name="P2"><text:span text:style-name="T1">quality: m, size: 3, base: F/4, top: AB/4</text:span></text:p>
      <text:p text:style-name="P2"><text:span text:style-name="T1">quality: M, size: 7, base: F/4, top: E/5</text:span></text:p>
      <text:p text:style-name="P2"><text:span text:style-name="T1">quality: p, size: 8, base: F/4, top: F/5</text:span></text:p>
      <text:p text:style-name="P2"><text:span text:style-name="T1">quality: M, size: 2, base: G/4, top: A/4</text:span></text:p>
      <text:p text:style-name="P2"><text:span text:style-name="T1">quality: p, size: 5, base: EB/4, top: BB/4</text:span></text:p>
      <text:p text:style-name="P2"><text:span text:style-name="T1">quality: M, size: 3, base: F/4, top: A/4</text:span></text:p>
      <text:p text:style-name="P2"><text:span text:style-name="T1">quality: M, size: 7, base: A/4, top: G#/5</text:span></text:p>
      <text:p text:style-name="P2"><text:span text:style-name="T1">quality: M, size: 3, base: CB/4, top: EB/4</text:span></text:p>
      <text:p text:style-name="P2"><text:span text:style-name="T1">quality: d, size: 5, base: EB/4, top: BBB/4</text:span></text:p>
      <text:p text:style-name="P2"><text:span text:style-name="T1">quality: M, size: 6, base: C/4, top: A/4</text:span></text:p>
      <text:p text:style-name="P2"><text:span text:style-name="T1">quality: m, size: 2, base: BB/3, top: CB/4</text:span></text:p>
      <text:p text:style-name="P2"><text:span text:style-name="T1">quality: d, size: 4, base: D#/4, top: G/4</text:span></text:p>
      <text:p text:style-name="P2"><text:span text:style-name="T1">quality: A, size: 5, base: G#/4, top: D##/5</text:span></text:p>
      <text:p text:style-name="P2"><text:span text:style-name="T1">quality: M, size: 7, base: GB/4, top: F/5</text:span></text:p>
      <text:p text:style-name="P2"><text:span text:style-name="T1">quality: M, size: 3, base: G#/4, top: B#/4</text:span></text:p>
      <text:p text:style-name="P2"><text:span text:style-name="T1">quality: m, size: 6, base: A/4, top: F/5</text:span></text:p>
      <text:p text:style-name="P2"><text:span text:style-name="T1">quality: M, size: 7, base: G#/4, top: F##/5</text:span></text:p>
      <text:p text:style-name="P2"><text:span text:style-name="T1">quality: p, size: 5, base: E#/4, top: B#/4</text:span></text:p>
      <text:p text:style-name="P2"><text:span text:style-name="T1">quality: d, size: 5, base: CB/4, top: GBB/4</text:span></text:p>
      <text:p text:style-name="P2"><text:span text:style-name="T1">quality: M, size: 7, base: C#/4, top: B#/4</text:span></text:p>
      <text:p text:style-name="P2"><text:span text:style-name="T1">quality: p, size: 5, base: B/4, top: F#/5</text:span></text:p>
      <text:p text:style-name="P2"><text:span text:style-name="T1">quality: p, size: 5, base: GB/4, top: DB/5</text:span></text:p>
      <text:p text:style-name="P2"><text:span text:style-name="T1">quality: M, size: 3, base: G#/4, top: B#/4</text:span></text:p>
      <text:p text:style-name="P2"><text:span text:style-name="T1">quality: p, size: 8, base: CB/4, top: CB/5</text:span></text:p>
      <text:p text:style-name="P2"><text:span text:style-name="T1">quality: p, size: 4, base: FB/4, top: BBB/4</text:span></text:p>
      <text:p text:style-name="P2"><text:span text:style-name="T1">quality: m, size: 3, base: B#/3, top: D#/4</text:span></text:p>
      <text:p text:style-name="P2"><text:span text:style-name="T1">quality: p, size: 4, base: F/4, top: BB/4</text:span></text:p>
      <text:p text:style-name="P2"><text:span text:style-name="T1">quality: M, size: 2, base: DB/4, top: EB/4</text:span></text:p>
      <text:p text:style-name="P2"><text:span text:style-name="T1">quality: M, size: 6, base: C#/4, top: A#/4</text:span></text:p>
      <text:p text:style-name="P2"><text:span text:style-name="T1">quality: d, size: 4, base: EB/4, top: ABB/4</text:span></text:p>
      <text:p text:style-name="P2"><text:span text:style-name="T1">quality: p, size: 5, base: C/4, top: G/4</text:span></text:p>
      <text:p text:style-name="P2"><text:span text:style-name="T1">quality: M, size: 2, base: D/4, top: E/4</text:span></text:p>
      <text:p text:style-name="P2"><text:span text:style-name="T1">quality: m, size: 3, base: E/4, top: G/4</text:span></text:p>
      <text:p text:style-name="P2"><text:span text:style-name="T1">quality: M, size: 6, base: C/4, top: A/4</text:span></text:p>
      <text:p text:style-name="P2"><text:span text:style-name="T1">quality: m, size: 3, base: FB/4, top: ABB/4</text:span></text:p>
      <text:p text:style-name="P2"><text:span text:style-name="T1">quality: d, size: 2, base: G#/4, top: AB/4</text:span></text:p>
      <text:p text:style-name="P2"><text:span text:style-name="T1">quality: A, size: 5, base: B#/4, top: F/5</text:span></text:p>
      <text:p text:style-name="P2"><text:span text:style-name="T1">quality: m, size: 3, base: GB/4, top: BBB/4</text:span></text:p>
      <text:p text:style-name="P2"><text:span text:style-name="T1">quality: m, size: 3, base: F#/4, top: A/4</text:span></text:p>
      <text:p text:style-name="P2"><text:span text:style-name="T1">quality: M, size: 2, base: C#/4, top: D#/4</text:span></text:p>
      <text:p text:style-name="P2"><text:span text:style-name="T1">quality: A, size: 5, base: AB/4, top: E/5</text:span></text:p>
      <text:p text:style-name="P2"><text:span text:style-name="T1">quality: m, size: 7, base: BB/4, top: AB/5</text:span></text:p>
      <text:p text:style-name="P2"><text:span text:style-name="T1">quality: M, size: 3, base: FB/4, top: AB/4</text:span></text:p>
      <text:p text:style-name="P2"><text:span text:style-name="T1">quality: p, size: 5, base: EB/4, top: BB/4</text:span></text:p>
      <text:p text:style-name="P2"><text:span text:style-name="T1">quality: m, size: 3, base: EB/4, top: GB/4</text:span></text:p>
      <text:p text:style-name="P2"><text:span text:style-name="T1">quality: M, size: 7, base: AB/4, top: G/5</text:span></text:p>
      <text:p text:style-name="P2"><text:span text:style-name="T1">quality: p, size: 5, base: FB/4, top: CB/5</text:span></text:p>
      <text:p text:style-name="P2"><text:span text:style-name="T1">quality: A, size: 5, base: CB/4, top: G/4</text:span></text:p>
      <text:p text:style-name="P2"><text:span text:style-name="T1">quality: A, size: 5, base: G#/4, top: D##/5</text:span></text:p>
      <text:p text:style-name="P2"><text:span text:style-name="T1">quality: M, size: 6, base: GB/4, top: EB/5</text:span></text:p>
      <text:p text:style-name="P2"><text:span text:style-name="T1">quality: m, size: 7, base: CB/4, top: BBB/4</text:span></text:p>
      <text:p text:style-name="P2"><text:span text:style-name="T1">quality: M, size: 2, base: F#/4, top: G#/4</text:span></text:p>
      <text:p text:style-name="P2"><text:span text:style-name="T1">quality: m, size: 3, base: FB/4, top: ABB/4</text:span></text:p>
      <text:p text:style-name="P2"><text:span text:style-name="T1">quality: p, size: 8, base: F/4, top: F/5</text:span></text:p>
      <text:p text:style-name="P2"><text:span text:style-name="T1">quality: M, size: 6, base: BB/4, top: G/5</text:span></text:p>
      <text:p text:style-name="P2"><text:span text:style-name="T1">quality: d, size: 5, base: DB/4, top: ABB/4</text:span></text:p>
      <text:p text:style-name="P2"><text:span text:style-name="T1">quality: M, size: 6, base: C#/4, top: A#/4</text:span></text:p>
      <text:p text:style-name="P2"><text:span text:style-name="T1">quality: M, size: 7, base: FB/4, top: EB/5</text:span></text:p>
      <text:p text:style-name="P2"><text:span text:style-name="T1">quality: d, size: 4, base: A/4, top: DB/5</text:span></text:p>
      <text:p text:style-name="P2"><text:span text:style-name="T1">quality: M, size: 7, base: F/4, top: E/5</text:span></text:p>
      <text:p text:style-name="P2"><text:span text:style-name="T1">quality: m, size: 3, base: F#/4, top: A/4</text:span></text:p>
      <text:p text:style-name="P2"><text:span text:style-name="T1">quality: M, size: 6, base: BB/4, top: G/5</text:span></text:p>
      <text:p text:style-name="P2"><text:span text:style-name="T1">quality: m, size: 7, base: A#/4, top: G#/5</text:span></text:p>
      <text:p text:style-name="P2"><text:soft-page-break/><text:span text:style-name="T1">quality: m, size: 7, base: B#/3, top: A#/4</text:span></text:p>
      <text:p text:style-name="P2"><text:span text:style-name="T1">quality: M, size: 3, base: B#/4, top: D##/5</text:span></text:p>
      <text:p text:style-name="P2"><text:span text:style-name="T1">quality: M, size: 6, base: DB/4, top: BB/4</text:span></text:p>
      <text:p text:style-name="P2"><text:span text:style-name="T1">quality: M, size: 3, base: G#/4, top: B#/4</text:span></text:p>
      <text:p text:style-name="P2"><text:span text:style-name="T1">quality: p, size: 8, base: B/4, top: B/5</text:span></text:p>
      <text:p text:style-name="P2"><text:span text:style-name="T1">quality: p, size: 5, base: F/4, top: C/5</text:span></text:p>
      <text:p text:style-name="P2"><text:span text:style-name="T1">quality: M, size: 3, base: F#/4, top: A#/4</text:span></text:p>
      <text:p text:style-name="P2"><text:span text:style-name="T1">quality: d, size: 5, base: G#/4, top: D/5</text:span></text:p>
      <text:p text:style-name="P2"><text:span text:style-name="T1">quality: d, size: 5, base: GB/4, top: DBB/5</text:span></text:p>
      <text:p text:style-name="P2"><text:span text:style-name="T1">quality: A, size: 4, base: CB/4, top: F/4</text:span></text:p>
      <text:p text:style-name="P2"><text:span text:style-name="T1">quality: m, size: 2, base: F/4, top: GB/4</text:span></text:p>
      <text:p text:style-name="P2"><text:span text:style-name="T1">quality: M, size: 7, base: C/4, top: B/4</text:span></text:p>
      <text:p text:style-name="P2"><text:span text:style-name="T1">quality: p, size: 5, base: AB/4, top: EB/5</text:span></text:p>
      <text:p text:style-name="P2"><text:span text:style-name="T1">quality: d, size: 2, base: D/4, top: EBB/4</text:span></text:p>
      <text:p text:style-name="P2"><text:span text:style-name="T1">quality: p, size: 8, base: DB/4, top: DB/5</text:span></text:p>
      <text:p text:style-name="P2"><text:span text:style-name="T1">quality: M, size: 3, base: C#/4, top: E#/4</text:span></text:p>
      <text:p text:style-name="P2"><text:span text:style-name="T1">quality: p, size: 4, base: AB/4, top: DB/5</text:span></text:p>
      <text:p text:style-name="P2"><text:span text:style-name="T1">quality: d, size: 4, base: D/4, top: GB/4</text:span></text:p>
      <text:p text:style-name="P2"><text:span text:style-name="T1">quality: p, size: 4, base: F#/4, top: B/4</text:span></text:p>
      <text:p text:style-name="P2"><text:span text:style-name="T1">quality: p, size: 8, base: C#/4, top: C#/5</text:span></text:p>
      <text:p text:style-name="P2"><text:span text:style-name="T1">quality: p, size: 5, base: EB/4, top: BB/4</text:span></text:p>
      <text:p text:style-name="P2"><text:span text:style-name="T1">quality: p, size: 8, base: G/4, top: G/5</text:span></text:p>
      <text:p text:style-name="P2"><text:span text:style-name="T1">quality: p, size: 4, base: D#/4, top: G#/4</text:span></text:p>
      <text:p text:style-name="P2"><text:span text:style-name="T1">quality: M, size: 6, base: G#/4, top: E#/5</text:span></text:p>
      <text:p text:style-name="P2"><text:span text:style-name="T1">quality: M, size: 6, base: FB/4, top: DB/5</text:span></text:p>
      <text:p text:style-name="P2"><text:span text:style-name="T1">quality: m, size: 7, base: AB/4, top: GB/5</text:span></text:p>
      <text:p text:style-name="P2"><text:span text:style-name="T1">quality: d, size: 5, base: FB/4, top: CBB/5</text:span></text:p>
      <text:p text:style-name="P2"><text:span text:style-name="T1">quality: m, size: 3, base: B#/4, top: D#/5</text:span></text:p>
      <text:p text:style-name="P2"><text:span text:style-name="T1">quality: M, size: 6, base: D/4, top: B/4</text:span></text:p>
      <text:p text:style-name="P2"><text:span text:style-name="T1">quality: d, size: 2, base: EB/4, top: FBB/4</text:span></text:p>
      <text:p text:style-name="P2"><text:span text:style-name="T1">quality: m, size: 6, base: D/4, top: BB/4</text:span></text:p>
      <text:p text:style-name="P2"><text:span text:style-name="T1">quality: p, size: 5, base: GB/4, top: DB/5</text:span></text:p>
      <text:p text:style-name="P2"><text:span text:style-name="T1">quality: m, size: 3, base: FB/4, top: ABB/4</text:span></text:p>
      <text:p text:style-name="P2"><text:span text:style-name="T1">quality: p, size: 5, base: A#/4, top: E#/5</text:span></text:p>
      <text:p text:style-name="P2"><text:span text:style-name="T1">quality: M, size: 3, base: F/4, top: A/4</text:span></text:p>
      <text:p text:style-name="P2"><text:span text:style-name="T1">swap: true</text:span></text:p>
      <text:p text:style-name="P2"><text:span text:style-name="T1">label: M3</text:span></text:p>
      <text:p text:style-name="P2"><text:span text:style-name="T1">label: M2</text:span></text:p>
      <text:p text:style-name="P2"><text:span text:style-name="T1">label: A5</text:span></text:p>
      <text:p text:style-name="P2"><text:span text:style-name="T1">label: m6</text:span></text:p>
      <text:p text:style-name="P2"><text:span text:style-name="T1">quality: d, size: 6, base: FB/4, top: DBB/5</text:span></text:p>
      <text:p text:style-name="P2"><text:span text:style-name="T1">quality: m, size: 6, base: EB/4, top: CB/5</text:span></text:p>
      <text:p text:style-name="P2"><text:span text:style-name="T1">quality: p, size: 4, base: CB/4, top: FB/4</text:span></text:p>
      <text:p text:style-name="P2"><text:span text:style-name="T1">quality: m, size: 3, base: C#/4, top: E/4</text:span></text:p>
      <text:p text:style-name="P2"><text:span text:style-name="T1">quality: M, size: 7, base: A#/4, top: G##/5</text:span></text:p>
      <text:p text:style-name="P2"><text:span text:style-name="T1">quality: M, size: 6, base: B/3, top: G#/4</text:span></text:p>
      <text:p text:style-name="P2"><text:span text:style-name="T1">quality: M, size: 3, base: B/4, top: D#/5</text:span></text:p>
      <text:p text:style-name="P2"><text:span text:style-name="T1">quality: p, size: 8, base: A#/4, top: A#/5</text:span></text:p>
      <text:p text:style-name="P2"><text:span text:style-name="T1">quality: m, size: 6, base: F/4, top: DB/5</text:span></text:p>
      <text:p text:style-name="P2"><text:span text:style-name="T1">quality: m, size: 2, base: A/4, top: BB/4</text:span></text:p>
      <text:p text:style-name="P2"><text:span text:style-name="T1">quality: A, size: 5, base: D/4, top: A#/4</text:span></text:p>
      <text:p text:style-name="P2"><text:span text:style-name="T1">quality: p, size: 5, base: DB/4, top: AB/4</text:span></text:p>
      <text:p text:style-name="P2"><text:span text:style-name="T1">quality: M, size: 2, base: C#/4, top: D#/4</text:span></text:p>
      <text:p text:style-name="P2"><text:span text:style-name="T1">quality: M, size: 6, base: FB/4, top: DB/5</text:span></text:p>
      <text:p text:style-name="P2"><text:span text:style-name="T1">quality: p, size: 8, base: DB/4, top: DB/5</text:span></text:p>
      <text:p text:style-name="P2"><text:span text:style-name="T1">quality: d, size: 2, base: A#/4, top: BB/4</text:span></text:p>
      <text:p text:style-name="P2"><text:span text:style-name="T1">quality: m, size: 2, base: EB/4, top: FB/4</text:span></text:p>
      <text:p text:style-name="P2"><text:span text:style-name="T1">quality: m, size: 2, base: BB/4, top: CB/5</text:span></text:p>
      <text:p text:style-name="P2"><text:span text:style-name="T1">quality: M, size: 3, base: GB/4, top: BB/4</text:span></text:p>
      <text:p text:style-name="P2"><text:span text:style-name="T1">quality: M, size: 3, base: F#/4, top: A#/4</text:span></text:p>
      <text:p text:style-name="P2"><text:span text:style-name="T1">quality: A, size: 5, base: D#/4, top: A##/4</text:span></text:p>
      <text:p text:style-name="P2"><text:span text:style-name="T1">quality: M, size: 7, base: CB/4, top: BB/4</text:span></text:p>
      <text:p text:style-name="P2"><text:span text:style-name="T1">quality: m, size: 2, base: E/4, top: F/4</text:span></text:p>
      <text:p text:style-name="P2"><text:span text:style-name="T1">quality: p, size: 5, base: C#/4, top: G#/4</text:span></text:p>
      <text:p text:style-name="P2"><text:span text:style-name="T1">quality: p, size: 5, base: B/4, top: F#/5</text:span></text:p>
      <text:p text:style-name="P2"><text:span text:style-name="T1">quality: A, size: 5, base: E#/4, top: B##/4</text:span></text:p>
      <text:p text:style-name="P2"><text:span text:style-name="T1">quality: A, size: 4, base: CB/4, top: F/4</text:span></text:p>
      <text:p text:style-name="P2"><text:span text:style-name="T1">quality: p, size: 5, base: E#/4, top: B#/4</text:span></text:p>
      <text:p text:style-name="P2"><text:span text:style-name="T1">quality: m, size: 2, base: E/4, top: F/4</text:span></text:p>
      <text:p text:style-name="P2"><text:span text:style-name="T1">quality: d, size: 4, base: C#/4, top: F/4</text:span></text:p>
      <text:p text:style-name="P2"><text:span text:style-name="T1">quality: A, size: 4, base: E#/4, top: A##/4</text:span></text:p>
      <text:p text:style-name="P2"><text:span text:style-name="T1">quality: A, size: 5, base: GB/4, top: D/5</text:span></text:p>
      <text:p text:style-name="P2"><text:span text:style-name="T1">quality: d, size: 4, base: E/4, top: AB/4</text:span></text:p>
      <text:p text:style-name="P2"><text:span text:style-name="T1">quality: m, size: 7, base: E/4, top: D/5</text:span></text:p>
      <text:p text:style-name="P2"><text:span text:style-name="T1">quality: M, size: 6, base: A#/4, top: F##/5</text:span></text:p>
      <text:p text:style-name="P2"><text:span text:style-name="T1">quality: m, size: 7, base: A/4, top: G/5</text:span></text:p>
      <text:p text:style-name="P2"><text:span text:style-name="T1">quality: M, size: 7, base: A#/4, top: G##/5</text:span></text:p>
      <text:p text:style-name="P2"><text:span text:style-name="T1">quality: M, size: 2, base: F#/4, top: G#/4</text:span></text:p>
      <text:p text:style-name="P2"><text:span text:style-name="T1">quality: m, size: 3, base: E#/4, top: G#/4</text:span></text:p>
      <text:p text:style-name="P2"><text:span text:style-name="T1">quality: M, size: 6, base: F#/4, top: D#/5</text:span></text:p>
      <text:p text:style-name="P2"><text:span text:style-name="T1">quality: M, size: 7, base: BB/3, top: A/4</text:span></text:p>
      <text:p text:style-name="P2"><text:span text:style-name="T1">quality: M, size: 3, base: E/4, top: G#/4</text:span></text:p>
      <text:p text:style-name="P2"><text:span text:style-name="T1">quality: d, size: 2, base: E/4, top: FB/4</text:span></text:p>
      <text:p text:style-name="P2"><text:span text:style-name="T1">quality: A, size: 4, base: D/4, top: G#/4</text:span></text:p>
      <text:p text:style-name="P2"><text:span text:style-name="T1">quality: M, size: 6, base: DB/4, top: BB/4</text:span></text:p>
      <text:p text:style-name="P2"><text:span text:style-name="T1">quality: p, size: 5, base: D#/4, top: A#/4</text:span></text:p>
      <text:p text:style-name="P2"><text:span text:style-name="T1">quality: M, size: 7, base: G#/4, top: F##/5</text:span></text:p>
      <text:p text:style-name="P2"><text:span text:style-name="T1">quality: M, size: 3, base: A/4, top: C#/5</text:span></text:p>
      <text:p text:style-name="P2"><text:span text:style-name="T1">quality: p, size: 4, base: E/4, top: A/4</text:span></text:p>
      <text:p text:style-name="P2"><text:span text:style-name="T1">quality: M, size: 3, base: CB/4, top: EB/4</text:span></text:p>
      <text:p text:style-name="P2"><text:span text:style-name="T1">quality: d, size: 5, base: A#/4, top: E/5</text:span></text:p>
      <text:p text:style-name="P2"><text:span text:style-name="T1">quality: d, size: 5, base: D#/4, top: A/4</text:span></text:p>
      <text:p text:style-name="P2"><text:span text:style-name="T1">quality: M, size: 2, base: F/4, top: G/4</text:span></text:p>
      <text:p text:style-name="P2"><text:span text:style-name="T1">quality: m, size: 7, base: F/4, top: EB/5</text:span></text:p>
      <text:p text:style-name="P2"><text:span text:style-name="T1">quality: A, size: 5, base: F/4, top: C#/5</text:span></text:p>
      <text:p text:style-name="P2"><text:span text:style-name="T1">quality: m, size: 7, base: B/4, top: A/5</text:span></text:p>
      <text:p text:style-name="P2"><text:span text:style-name="T1">quality: d, size: 5, base: C#/4, top: G/4</text:span></text:p>
      <text:p text:style-name="P2"><text:span text:style-name="T1">quality: M, size: 7, base: FB/4, top: EB/5</text:span></text:p>
      <text:p text:style-name="P2"><text:span text:style-name="T1">quality: m, size: 6, base: F/4, top: DB/5</text:span></text:p>
      <text:p text:style-name="P2"><text:span text:style-name="T1">quality: M, size: 3, base: F/4, top: A/4</text:span></text:p>
      <text:p text:style-name="P2"><text:span text:style-name="T1">quality: A, size: 4, base: E#/4, top: A##/4</text:span></text:p>
      <text:p text:style-name="P2"><text:span text:style-name="T1">quality: d, size: 4, base: G/4, top: CB/5</text:span></text:p>
      <text:p text:style-name="P2"><text:span text:style-name="T1">quality: A, size: 5, base: B/3, top: F##/4</text:span></text:p>
      <text:p text:style-name="P2"><text:span text:style-name="T1">quality: m, size: 7, base: C#/4, top: B/4</text:span></text:p>
      <text:p text:style-name="P2"><text:span text:style-name="T1">quality: m, size: 3, base: E#/4, top: G#/4</text:span></text:p>
      <text:p text:style-name="P2"><text:span text:style-name="T1">quality: A, size: 5, base: E#/4, top: B##/4</text:span></text:p>
      <text:p text:style-name="P2"><text:span text:style-name="T1">quality: p, size: 5, base: E/4, top: B/4</text:span></text:p>
      <text:p text:style-name="P2"><text:span text:style-name="T1">quality: M, size: 3, base: C#/4, top: E#/4</text:span></text:p>
      <text:p text:style-name="P2"><text:span text:style-name="T1">quality: M, size: 7, base: DB/4, top: C/5</text:span></text:p>
      <text:p text:style-name="P2"><text:span text:style-name="T1">quality: d, size: 4, base: E#/4, top: A/4</text:span></text:p>
      <text:p text:style-name="P2"><text:span text:style-name="T1">quality: d, size: 5, base: CB/4, top: GBB/4</text:span></text:p>
      <text:p text:style-name="P2"><text:span text:style-name="T1">quality: M, size: 3, base: E/4, top: G#/4</text:span></text:p>
      <text:p text:style-name="P2"><text:span text:style-name="T1">quality: p, size: 8, base: GB/4, top: GB/5</text:span></text:p>
      <text:p text:style-name="P2"><text:span text:style-name="T1">quality: p, size: 5, base: EB/4, top: BB/4</text:span></text:p>
      <text:p text:style-name="P2"><text:span text:style-name="T1">quality: p, size: 5, base: GB/4, top: DB/5</text:span></text:p>
      <text:p text:style-name="P2"><text:span text:style-name="T1">quality: M, size: 6, base: B/4, top: G#/5</text:span></text:p>
      <text:p text:style-name="P2"><text:span text:style-name="T1">quality: A, size: 4, base: B#/4, top: E##/5</text:span></text:p>
      <text:p text:style-name="P2"><text:span text:style-name="T1">quality: m, size: 7, base: DB/4, top: CB/5</text:span></text:p>
      <text:p text:style-name="P2"><text:span text:style-name="T1">quality: m, size: 7, base: DB/4, top: CB/5</text:span></text:p>
      <text:p text:style-name="P2"><text:span text:style-name="T1">quality: M, size: 7, base: G/4, top: F#/5</text:span></text:p>
      <text:p text:style-name="P2"><text:span text:style-name="T1">quality: M, size: 6, base: C/4, top: A/4</text:span></text:p>
      <text:p text:style-name="P2"><text:span text:style-name="T1">quality: A, size: 4, base: GB/4, top: C/5</text:span></text:p>
      <text:p text:style-name="P2"><text:span text:style-name="T1">quality: d, size: 5, base: DB/4, top: ABB/4</text:span></text:p>
      <text:p text:style-name="P2"><text:span text:style-name="T1">quality: A, size: 4, base: D#/4, top: G##/4</text:span></text:p>
      <text:p text:style-name="P2"><text:span text:style-name="T1">quality: M, size: 6, base: F#/4, top: D#/5</text:span></text:p>
      <text:p text:style-name="P2"><text:span text:style-name="T1">quality: m, size: 3, base: CB/4, top: EBB/4</text:span></text:p>
      <text:p text:style-name="P2"><text:span text:style-name="T1">quality: m, size: 7, base: E#/4, top: D#/5</text:span></text:p>
      <text:p text:style-name="P2"><text:span text:style-name="T1">quality: d, size: 5, base: B#/3, top: F#/4</text:span></text:p>
      <text:p text:style-name="P2"><text:soft-page-break/><text:span text:style-name="T1">quality: A, size: 4, base: GB/4, top: C/5</text:span></text:p>
      <text:p text:style-name="P2"><text:span text:style-name="T1">quality: p, size: 4, base: B#/4, top: E#/5</text:span></text:p>
      <text:p text:style-name="P2"><text:span text:style-name="T1">quality: m, size: 2, base: CB/4, top: DBB/4</text:span></text:p>
      <text:p text:style-name="P2"><text:span text:style-name="T1">quality: p, size: 8, base: BB/4, top: BB/5</text:span></text:p>
      <text:p text:style-name="P2"><text:span text:style-name="T1">quality: M, size: 3, base: BB/3, top: D/4</text:span></text:p>
      <text:p text:style-name="P2"><text:span text:style-name="T1">quality: d, size: 4, base: AB/4, top: DBB/5</text:span></text:p>
      <text:p text:style-name="P2"><text:span text:style-name="T1">quality: A, size: 4, base: F/4, top: B/4</text:span></text:p>
      <text:p text:style-name="P2"><text:span text:style-name="T1">quality: M, size: 2, base: B#/3, top: C##/4</text:span></text:p>
      <text:p text:style-name="P2"><text:span text:style-name="T1">quality: m, size: 3, base: E#/4, top: G#/4</text:span></text:p>
      <text:p text:style-name="P2"><text:span text:style-name="T1">quality: M, size: 6, base: AB/4, top: F/5</text:span></text:p>
      <text:p text:style-name="P2"><text:span text:style-name="T1">quality: M, size: 2, base: C/4, top: D/4</text:span></text:p>
      <text:p text:style-name="P2"><text:span text:style-name="T1">quality: M, size: 2, base: A/4, top: B/4</text:span></text:p>
      <text:p text:style-name="P2"><text:span text:style-name="T1">quality: m, size: 2, base: E#/4, top: F#/4</text:span></text:p>
      <text:p text:style-name="P2"><text:span text:style-name="T1">quality: M, size: 3, base: BB/3, top: D/4</text:span></text:p>
      <text:p text:style-name="P2"><text:span text:style-name="T1">quality: m, size: 6, base: C#/4, top: A/4</text:span></text:p>
      <text:p text:style-name="P2"><text:span text:style-name="T1">quality: d, size: 2, base: C/4, top: DBB/4</text:span></text:p>
      <text:p text:style-name="P2"><text:span text:style-name="T1">quality: M, size: 2, base: B#/4, top: C##/5</text:span></text:p>
      <text:p text:style-name="P2"><text:span text:style-name="T1">quality: M, size: 6, base: B#/3, top: G##/4</text:span></text:p>
      <text:p text:style-name="P2"><text:span text:style-name="T1">quality: M, size: 3, base: E#/4, top: G##/4</text:span></text:p>
      <text:p text:style-name="P2"><text:span text:style-name="T1">quality: m, size: 3, base: E/4, top: G/4</text:span></text:p>
      <text:p text:style-name="P2"><text:span text:style-name="T1">quality: m, size: 7, base: F/4, top: EB/5</text:span></text:p>
      <text:p text:style-name="P2"><text:span text:style-name="T1">quality: M, size: 7, base: B#/3, top: A##/4</text:span></text:p>
      <text:p text:style-name="P2"><text:span text:style-name="T1">quality: M, size: 2, base: C/4, top: D/4</text:span></text:p>
      <text:p text:style-name="P2"><text:span text:style-name="T1">quality: m, size: 7, base: BB/4, top: AB/5</text:span></text:p>
      <text:p text:style-name="P2"><text:span text:style-name="T1">quality: m, size: 7, base: E/4, top: D/5</text:span></text:p>
      <text:p text:style-name="P2"><text:span text:style-name="T1">quality: d, size: 4, base: BB/3, top: EBB/4</text:span></text:p>
      <text:p text:style-name="P2"><text:span text:style-name="T1">quality: p, size: 4, base: F/4, top: BB/4</text:span></text:p>
      <text:p text:style-name="P2"><text:span text:style-name="T1">quality: d, size: 4, base: D/4, top: GB/4</text:span></text:p>
      <text:p text:style-name="P2"><text:span text:style-name="T1">quality: m, size: 6, base: FB/4, top: DBB/5</text:span></text:p>
      <text:p text:style-name="P2"><text:span text:style-name="T1">quality: m, size: 6, base: D/4, top: BB/4</text:span></text:p>
      <text:p text:style-name="P2"><text:span text:style-name="T1">quality: A, size: 4, base: B#/4, top: E##/5</text:span></text:p>
      <text:p text:style-name="P2"><text:span text:style-name="T1">quality: m, size: 7, base: D/4, top: C/5</text:span></text:p>
      <text:p text:style-name="P2"><text:span text:style-name="T1">quality: m, size: 6, base: E#/4, top: C#/5</text:span></text:p>
      <text:p text:style-name="P2"><text:span text:style-name="T1">quality: m, size: 3, base: D#/4, top: F#/4</text:span></text:p>
      <text:p text:style-name="P2"><text:span text:style-name="T1">quality: m, size: 7, base: DB/4, top: CB/5</text:span></text:p>
      <text:p text:style-name="P2"><text:span text:style-name="T1">quality: M, size: 6, base: GB/4, top: EB/5</text:span></text:p>
      <text:p text:style-name="P2"><text:span text:style-name="T1">quality: m, size: 7, base: D#/4, top: C#/5</text:span></text:p>
      <text:p text:style-name="P2"><text:span text:style-name="T1">quality: M, size: 6, base: F#/4, top: D#/5</text:span></text:p>
      <text:p text:style-name="P2"><text:span text:style-name="T1">quality: m, size: 3, base: A/4, top: C/5</text:span></text:p>
      <text:p text:style-name="P2"><text:span text:style-name="T1">quality: m, size: 6, base: B#/3, top: G#/4</text:span></text:p>
      <text:p text:style-name="P2"><text:span text:style-name="T1">quality: m, size: 6, base: C/4, top: AB/4</text:span></text:p>
      <text:p text:style-name="P2"><text:span text:style-name="T1">quality: d, size: 5, base: A#/4, top: E/5</text:span></text:p>
      <text:p text:style-name="P2"><text:span text:style-name="T1">quality: M, size: 3, base: G/4, top: B/4</text:span></text:p>
      <text:p text:style-name="P2"><text:span text:style-name="T1">quality: M, size: 3, base: FB/4, top: AB/4</text:span></text:p>
      <text:p text:style-name="P2"><text:span text:style-name="T1">quality: m, size: 3, base: B/3, top: D/4</text:span></text:p>
      <text:p text:style-name="P2"><text:span text:style-name="T1">quality: M, size: 7, base: E/4, top: D#/5</text:span></text:p>
      <text:p text:style-name="P2"><text:span text:style-name="T1">quality: A, size: 5, base: D#/4, top: A##/4</text:span></text:p>
      <text:p text:style-name="P2"><text:span text:style-name="T1">quality: p, size: 8, base: G/4, top: G/5</text:span></text:p>
      <text:p text:style-name="P2"><text:span text:style-name="T1">quality: A, size: 5, base: F/4, top: C#/5</text:span></text:p>
      <text:p text:style-name="P2"><text:span text:style-name="T1">quality: d, size: 4, base: D#/4, top: G/4</text:span></text:p>
      <text:p text:style-name="P2"><text:span text:style-name="T1">quality: M, size: 3, base: C/4, top: E/4</text:span></text:p>
      <text:p text:style-name="P2"><text:span text:style-name="T1">quality: m, size: 3, base: F/4, top: AB/4</text:span></text:p>
      <text:p text:style-name="P2"><text:span text:style-name="T1">quality: M, size: 2, base: B/4, top: C#/5</text:span></text:p>
      <text:p text:style-name="P2"><text:span text:style-name="T1">quality: M, size: 2, base: CB/4, top: DB/4</text:span></text:p>
      <text:p text:style-name="P2"><text:span text:style-name="T1">quality: M, size: 7, base: A#/4, top: G##/5</text:span></text:p>
      <text:p text:style-name="P2"><text:span text:style-name="T1">quality: m, size: 6, base: AB/4, top: FB/5</text:span></text:p>
      <text:p text:style-name="P2"><text:span text:style-name="T1">quality: M, size: 7, base: A/4, top: G#/5</text:span></text:p>
      <text:p text:style-name="P2"><text:span text:style-name="T1">quality: p, size: 5, base: E/4, top: B/4</text:span></text:p>
      <text:p text:style-name="P2"><text:span text:style-name="T1">quality: m, size: 6, base: FB/4, top: DBB/5</text:span></text:p>
      <text:p text:style-name="P2"><text:span text:style-name="T1">quality: m, size: 7, base: C/4, top: BB/4</text:span></text:p>
      <text:p text:style-name="P2"><text:span text:style-name="T1">quality: p, size: 5, base: AB/4, top: EB/5</text:span></text:p>
      <text:p text:style-name="P2"><text:span text:style-name="T1">quality: m, size: 2, base: GB/4, top: ABB/4</text:span></text:p>
      <text:p text:style-name="P2"><text:span text:style-name="T1">quality: m, size: 3, base: F/4, top: AB/4</text:span></text:p>
      <text:p text:style-name="P2"><text:span text:style-name="T1">quality: m, size: 2, base: F#/4, top: G/4</text:span></text:p>
      <text:p text:style-name="P2"><text:span text:style-name="T1">quality: m, size: 2, base: A#/4, top: B/4</text:span></text:p>
      <text:p text:style-name="P2"><text:span text:style-name="T1">quality: M, size: 6, base: C/4, top: A/4</text:span></text:p>
      <text:p text:style-name="P2"><text:span text:style-name="T1">quality: p, size: 4, base: F/4, top: BB/4</text:span></text:p>
      <text:p text:style-name="P2"><text:span text:style-name="T1">quality: m, size: 7, base: G#/4, top: F#/5</text:span></text:p>
      <text:p text:style-name="P2"><text:span text:style-name="T1">quality: M, size: 6, base: E#/4, top: C##/5</text:span></text:p>
      <text:p text:style-name="P2"><text:span text:style-name="T1">quality: M, size: 6, base: B/4, top: G#/5</text:span></text:p>
      <text:p text:style-name="P2"><text:span text:style-name="T1">quality: m, size: 6, base: C#/4, top: A/4</text:span></text:p>
      <text:p text:style-name="P2"><text:span text:style-name="T1">quality: m, size: 3, base: CB/4, top: EBB/4</text:span></text:p>
      <text:p text:style-name="P2"><text:span text:style-name="T1">quality: A, size: 5, base: D/4, top: A#/4</text:span></text:p>
      <text:p text:style-name="P2"><text:span text:style-name="T1">quality: m, size: 6, base: DB/4, top: BBB/4</text:span></text:p>
      <text:p text:style-name="P2"><text:span text:style-name="T1">quality: d, size: 5, base: A#/4, top: E/5</text:span></text:p>
      <text:p text:style-name="P2"><text:span text:style-name="T1">quality: M, size: 6, base: AB/4, top: F/5</text:span></text:p>
      <text:p text:style-name="P2"><text:span text:style-name="T1">quality: p, size: 8, base: CB/4, top: CB/5</text:span></text:p>
      <text:p text:style-name="P2"><text:span text:style-name="T1">quality: M, size: 7, base: E/4, top: D#/5</text:span></text:p>
      <text:p text:style-name="P2"><text:span text:style-name="T1">quality: p, size: 4, base: F#/4, top: B/4</text:span></text:p>
      <text:p text:style-name="P2"><text:span text:style-name="T1">quality: m, size: 3, base: B/3, top: D/4</text:span></text:p>
      <text:p text:style-name="P2"><text:span text:style-name="T1">quality: m, size: 7, base: C#/4, top: B/4</text:span></text:p>
      <text:p text:style-name="P2"><text:span text:style-name="T1">quality: m, size: 2, base: CB/4, top: DBB/4</text:span></text:p>
      <text:p text:style-name="P2"><text:span text:style-name="T1">quality: m, size: 7, base: A#/4, top: G#/5</text:span></text:p>
      <text:p text:style-name="P2"><text:span text:style-name="T1">quality: p, size: 5, base: F/4, top: C/5</text:span></text:p>
      <text:p text:style-name="P2"><text:span text:style-name="T1">quality: m, size: 6, base: B#/4, top: G#/5</text:span></text:p>
      <text:p text:style-name="P2"><text:span text:style-name="T1">quality: d, size: 2, base: E#/4, top: F/4</text:span></text:p>
      <text:p text:style-name="P2"><text:span text:style-name="T1">quality: m, size: 6, base: A/4, top: F/5</text:span></text:p>
      <text:p text:style-name="P2"><text:span text:style-name="T1">quality: m, size: 7, base: D#/4, top: C#/5</text:span></text:p>
      <text:p text:style-name="P2"><text:span text:style-name="T1">quality: M, size: 3, base: DB/4, top: F/4</text:span></text:p>
      <text:p text:style-name="P2"><text:span text:style-name="T1">quality: M, size: 7, base: CB/4, top: BB/4</text:span></text:p>
      <text:p text:style-name="P2"><text:span text:style-name="T1">quality: m, size: 6, base: BB/4, top: GB/5</text:span></text:p>
      <text:p text:style-name="P2"><text:span text:style-name="T1">quality: M, size: 2, base: E/4, top: F#/4</text:span></text:p>
      <text:p text:style-name="P2"><text:span text:style-name="T1">quality: M, size: 7, base: C/4, top: B/4</text:span></text:p>
      <text:p text:style-name="P2"><text:span text:style-name="T1">quality: m, size: 7, base: F/4, top: EB/5</text:span></text:p>
      <text:p text:style-name="P2"><text:span text:style-name="T1">quality: M, size: 6, base: B#/3, top: G##/4</text:span></text:p>
      <text:p text:style-name="P2"><text:span text:style-name="T1">quality: d, size: 5, base: F#/4, top: C/5</text:span></text:p>
      <text:p text:style-name="P2"><text:span text:style-name="T1">quality: A, size: 4, base: G#/4, top: C##/5</text:span></text:p>
      <text:p text:style-name="P2"><text:span text:style-name="T1">quality: A, size: 4, base: EB/4, top: A/4</text:span></text:p>
      <text:p text:style-name="P2"><text:span text:style-name="T1">quality: m, size: 3, base: CB/4, top: EBB/4</text:span></text:p>
      <text:p text:style-name="P2"><text:span text:style-name="T1">quality: p, size: 5, base: A/4, top: E/5</text:span></text:p>
      <text:p text:style-name="P2"><text:span text:style-name="T1">quality: p, size: 8, base: G/4, top: G/5</text:span></text:p>
      <text:p text:style-name="P2"><text:span text:style-name="T1">quality: M, size: 2, base: F/4, top: G/4</text:span></text:p>
      <text:p text:style-name="P2"><text:span text:style-name="T1">quality: m, size: 6, base: D/4, top: BB/4</text:span></text:p>
      <text:p text:style-name="P2"><text:span text:style-name="T1">quality: d, size: 5, base: CB/4, top: GBB/4</text:span></text:p>
      <text:p text:style-name="P2"><text:span text:style-name="T1">quality: d, size: 5, base: FB/4, top: CBB/5</text:span></text:p>
      <text:p text:style-name="P2"><text:span text:style-name="T1">quality: M, size: 7, base: E/4, top: D#/5</text:span></text:p>
      <text:p text:style-name="P2"><text:span text:style-name="T1">quality: m, size: 7, base: D#/4, top: C#/5</text:span></text:p>
      <text:p text:style-name="P2"><text:span text:style-name="T1">quality: m, size: 2, base: A#/4, top: B/4</text:span></text:p>
      <text:p text:style-name="P2"><text:span text:style-name="T1">quality: d, size: 5, base: A#/4, top: E/5</text:span></text:p>
      <text:p text:style-name="P2"><text:span text:style-name="T1">quality: M, size: 2, base: A/4, top: B/4</text:span></text:p>
      <text:p text:style-name="P2"><text:span text:style-name="T1">quality: m, size: 2, base: CB/4, top: DBB/4</text:span></text:p>
      <text:p text:style-name="P2"><text:span text:style-name="T1">quality: p, size: 8, base: G#/4, top: G#/5</text:span></text:p>
      <text:p text:style-name="P2"><text:span text:style-name="T1">quality: M, size: 7, base: E#/4, top: D##/5</text:span></text:p>
      <text:p text:style-name="P2"><text:span text:style-name="T1">quality: m, size: 7, base: AB/4, top: GB/5</text:span></text:p>
      <text:p text:style-name="P2"><text:span text:style-name="T1">quality: M, size: 7, base: G/4, top: F#/5</text:span></text:p>
      <text:p text:style-name="P2"><text:span text:style-name="T1">quality: p, size: 5, base: DB/4, top: AB/4</text:span></text:p>
      <text:p text:style-name="P2"><text:span text:style-name="T1">quality: m, size: 7, base: FB/4, top: EBB/5</text:span></text:p>
      <text:p text:style-name="P2"><text:span text:style-name="T1">quality: M, size: 7, base: D/4, top: C#/5</text:span></text:p>
      <text:p text:style-name="P2"><text:span text:style-name="T1">quality: M, size: 2, base: CB/4, top: DB/4</text:span></text:p>
      <text:p text:style-name="P2"><text:span text:style-name="T1">quality: M, size: 6, base: B#/3, top: G##/4</text:span></text:p>
      <text:p text:style-name="P2"><text:span text:style-name="T1">quality: d, size: 5, base: GB/4, top: DBB/5</text:span></text:p>
      <text:p text:style-name="P2"><text:span text:style-name="T1">quality: A, size: 5, base: F/4, top: C#/5</text:span></text:p>
      <text:p text:style-name="P2"><text:span text:style-name="T1">quality: M, size: 2, base: G/4, top: A/4</text:span></text:p>
      <text:p text:style-name="P2"><text:span text:style-name="T1">quality: d, size: 4, base: C/4, top: FB/4</text:span></text:p>
      <text:p text:style-name="P2"><text:span text:style-name="T1">quality: M, size: 6, base: CB/4, top: AB/4</text:span></text:p>
      <text:p text:style-name="P2"><text:span text:style-name="T1">quality: M, size: 3, base: F#/4, top: A#/4</text:span></text:p>
      <text:p text:style-name="P2"><text:span text:style-name="T1">quality: M, size: 7, base: B#/3, top: A##/4</text:span></text:p>
      <text:p text:style-name="P2"><text:span text:style-name="T1">quality: m, size: 3, base: E/4, top: G/4</text:span></text:p>
      <text:p text:style-name="P2"><text:soft-page-break/><text:span text:style-name="T1">quality: m, size: 2, base: F/4, top: GB/4</text:span></text:p>
      <text:p text:style-name="P2"><text:span text:style-name="T1">quality: M, size: 2, base: F#/4, top: G#/4</text:span></text:p>
      <text:p text:style-name="P2"><text:span text:style-name="T1">quality: p, size: 8, base: C/4, top: C/5</text:span></text:p>
      <text:p text:style-name="P2"><text:span text:style-name="T1">quality: A, size: 4, base: FB/4, top: BB/4</text:span></text:p>
      <text:p text:style-name="P2"><text:span text:style-name="T1">quality: M, size: 6, base: C#/4, top: A#/4</text:span></text:p>
      <text:p text:style-name="P2"><text:span text:style-name="T1">quality: m, size: 3, base: BB/4, top: DB/5</text:span></text:p>
      <text:p text:style-name="P2"><text:span text:style-name="T1">quality: m, size: 3, base: BB/4, top: DB/5</text:span></text:p>
      <text:p text:style-name="P2"><text:span text:style-name="T1">quality: M, size: 2, base: AB/4, top: BB/4</text:span></text:p>
      <text:p text:style-name="P2"><text:span text:style-name="T1">quality: d, size: 2, base: F/4, top: GBB/4</text:span></text:p>
      <text:p text:style-name="P2"><text:span text:style-name="T1">quality: m, size: 3, base: G/4, top: BB/4</text:span></text:p>
      <text:p text:style-name="P2"><text:span text:style-name="T1">quality: m, size: 7, base: C/4, top: BB/4</text:span></text:p>
      <text:p text:style-name="P2"><text:span text:style-name="T1">quality: m, size: 2, base: CB/4, top: DBB/4</text:span></text:p>
      <text:p text:style-name="P2"><text:span text:style-name="T1">quality: m, size: 3, base: FB/4, top: ABB/4</text:span></text:p>
      <text:p text:style-name="P2"><text:span text:style-name="T1">quality: p, size: 5, base: FB/4, top: CB/5</text:span></text:p>
      <text:p text:style-name="P2"><text:span text:style-name="T1">quality: A, size: 5, base: G/4, top: D#/5</text:span></text:p>
      <text:p text:style-name="P2"><text:span text:style-name="T1">quality: M, size: 7, base: DB/4, top: C/5</text:span></text:p>
      <text:p text:style-name="P2"><text:span text:style-name="T1">quality: d, size: 2, base: C#/4, top: DB/4</text:span></text:p>
      <text:p text:style-name="P2"><text:span text:style-name="T1">quality: m, size: 2, base: F/4, top: GB/4</text:span></text:p>
      <text:p text:style-name="P2"><text:span text:style-name="T1">quality: A, size: 5, base: D/4, top: A#/4</text:span></text:p>
      <text:p text:style-name="P2"><text:span text:style-name="T1">quality: M, size: 6, base: F#/4, top: D#/5</text:span></text:p>
      <text:p text:style-name="P2"><text:span text:style-name="T1">quality: A, size: 4, base: B#/4, top: E##/5</text:span></text:p>
      <text:p text:style-name="P2"><text:span text:style-name="T1">quality: m, size: 7, base: FB/4, top: EBB/5</text:span></text:p>
      <text:p text:style-name="P2"><text:span text:style-name="T1">quality: A, size: 5, base: F#/4, top: C##/5</text:span></text:p>
      <text:p text:style-name="P2"><text:span text:style-name="T1">quality: p, size: 8, base: AB/4, top: AB/5</text:span></text:p>
      <text:p text:style-name="P2"><text:span text:style-name="T1">quality: m, size: 2, base: GB/4, top: ABB/4</text:span></text:p>
      <text:p text:style-name="P2"><text:span text:style-name="T1">quality: M, size: 7, base: CB/4, top: BB/4</text:span></text:p>
      <text:p text:style-name="P2"><text:span text:style-name="T1">quality: A, size: 4, base: C#/4, top: F##/4</text:span></text:p>
      <text:p text:style-name="P2"><text:span text:style-name="T1">quality: M, size: 2, base: DB/4, top: EB/4</text:span></text:p>
      <text:p text:style-name="P2"><text:span text:style-name="T1">quality: M, size: 2, base: B#/4, top: C##/5</text:span></text:p>
      <text:p text:style-name="P2"><text:span text:style-name="T1">quality: M, size: 7, base: G/4, top: F#/5</text:span></text:p>
      <text:p text:style-name="P2"><text:span text:style-name="T1">quality: m, size: 3, base: FB/4, top: ABB/4</text:span></text:p>
      <text:p text:style-name="P2"><text:span text:style-name="T1">quality: M, size: 6, base: A/4, top: F#/5</text:span></text:p>
      <text:p text:style-name="P2"><text:span text:style-name="T1">quality: m, size: 6, base: A/4, top: F/5</text:span></text:p>
      <text:p text:style-name="P2"><text:span text:style-name="T1">quality: p, size: 4, base: C/4, top: F/4</text:span></text:p>
      <text:p text:style-name="P2"><text:span text:style-name="T1">quality: d, size: 4, base: A/4, top: DB/5</text:span></text:p>
      <text:p text:style-name="P2"><text:span text:style-name="T1">swap: true</text:span></text:p>
      <text:p text:style-name="P2"><text:span text:style-name="T1">label: m2</text:span></text:p>
      <text:p text:style-name="P2"><text:span text:style-name="T1">label: A4</text:span></text:p>
      <text:p text:style-name="P2"><text:span text:style-name="T1">label: M7</text:span></text:p>
      <text:p text:style-name="P2"><text:span text:style-name="T1">label: m7</text:span></text:p>
      <text:p text:style-name="P2"><text:span text:style-name="T1">quality: d, size: 2, base: CB/4, top: DBB/4</text:span></text:p>
      <text:p text:style-name="P2"><text:span text:style-name="T1">quality: m, size: 6, base: C/4, top: AB/4</text:span></text:p>
      <text:p text:style-name="P2"><text:span text:style-name="T1">quality: M, size: 6, base: A#/4, top: F##/5</text:span></text:p>
      <text:p text:style-name="P2"><text:span text:style-name="T1">quality: m, size: 7, base: G/4, top: F/5</text:span></text:p>
      <text:p text:style-name="P2"><text:span text:style-name="T1">quality: m, size: 2, base: E#/4, top: F#/4</text:span></text:p>
      <text:p text:style-name="P2"><text:span text:style-name="T1">quality: p, size: 5, base: DB/4, top: AB/4</text:span></text:p>
      <text:p text:style-name="P2"><text:span text:style-name="T1">quality: d, size: 5, base: GB/4, top: DBB/5</text:span></text:p>
      <text:p text:style-name="P2"><text:span text:style-name="T1">quality: M, size: 6, base: A#/4, top: F##/5</text:span></text:p>
      <text:p text:style-name="P2"><text:span text:style-name="T1">quality: m, size: 6, base: DB/4, top: BBB/4</text:span></text:p>
      <text:p text:style-name="P2"><text:span text:style-name="T1">quality: M, size: 2, base: DB/4, top: EB/4</text:span></text:p>
      <text:p text:style-name="P2"><text:span text:style-name="T1">quality: p, size: 4, base: CB/4, top: FB/4</text:span></text:p>
      <text:p text:style-name="P2"><text:span text:style-name="T1">quality: M, size: 3, base: F/4, top: A/4</text:span></text:p>
      <text:p text:style-name="P2"><text:span text:style-name="T1">quality: m, size: 2, base: EB/4, top: FB/4</text:span></text:p>
      <text:p text:style-name="P2"><text:span text:style-name="T1">quality: M, size: 2, base: D#/4, top: E#/4</text:span></text:p>
      <text:p text:style-name="P2"><text:span text:style-name="T1">quality: M, size: 6, base: A#/4, top: F##/5</text:span></text:p>
      <text:p text:style-name="P2"><text:span text:style-name="T1">quality: d, size: 5, base: G#/4, top: D/5</text:span></text:p>
      <text:p text:style-name="P2"><text:span text:style-name="T1">quality: M, size: 7, base: C#/4, top: B#/4</text:span></text:p>
      <text:p text:style-name="P2"><text:span text:style-name="T1">quality: d, size: 4, base: F/4, top: BBB/4</text:span></text:p>
      <text:p text:style-name="P2"><text:span text:style-name="T1">quality: m, size: 3, base: AB/4, top: CB/5</text:span></text:p>
      <text:p text:style-name="P2"><text:span text:style-name="T1">quality: M, size: 6, base: E/4, top: C#/5</text:span></text:p>
      <text:p text:style-name="P2"><text:span text:style-name="T1">quality: M, size: 2, base: B#/3, top: C##/4</text:span></text:p>
      <text:p text:style-name="P2"><text:span text:style-name="T1">quality: M, size: 7, base: EB/4, top: D/5</text:span></text:p>
      <text:p text:style-name="P2"><text:span text:style-name="T1">quality: d, size: 5, base: BB/3, top: FB/4</text:span></text:p>
      <text:p text:style-name="P2"><text:span text:style-name="T1">quality: m, size: 3, base: C/4, top: EB/4</text:span></text:p>
      <text:p text:style-name="P2"><text:span text:style-name="T1">quality: M, size: 3, base: AB/4, top: C/5</text:span></text:p>
      <text:p text:style-name="P2"><text:span text:style-name="T1">quality: M, size: 7, base: DB/4, top: C/5</text:span></text:p>
      <text:p text:style-name="P2"><text:span text:style-name="T1">quality: A, size: 5, base: D#/4, top: A##/4</text:span></text:p>
      <text:p text:style-name="P2"><text:span text:style-name="T1">quality: d, size: 4, base: G#/4, top: C/5</text:span></text:p>
      <text:p text:style-name="P2"><text:span text:style-name="T1">quality: p, size: 5, base: C#/4, top: G#/4</text:span></text:p>
      <text:p text:style-name="P2"><text:span text:style-name="T1">quality: m, size: 6, base: GB/4, top: EBB/5</text:span></text:p>
      <text:p text:style-name="P2"><text:span text:style-name="T1">quality: m, size: 2, base: AB/4, top: BBB/4</text:span></text:p>
      <text:p text:style-name="P2"><text:span text:style-name="T1">quality: M, size: 3, base: F/4, top: A/4</text:span></text:p>
      <text:p text:style-name="P2"><text:span text:style-name="T1">quality: p, size: 5, base: EB/4, top: BB/4</text:span></text:p>
      <text:p text:style-name="P2"><text:span text:style-name="T1">quality: m, size: 3, base: E#/4, top: G#/4</text:span></text:p>
      <text:p text:style-name="P2"><text:span text:style-name="T1">quality: m, size: 6, base: G/4, top: EB/5</text:span></text:p>
      <text:p text:style-name="P2"><text:span text:style-name="T1">quality: M, size: 6, base: B/4, top: G#/5</text:span></text:p>
      <text:p text:style-name="P2"><text:span text:style-name="T1">quality: d, size: 4, base: F/4, top: BBB/4</text:span></text:p>
      <text:p text:style-name="P2"><text:span text:style-name="T1">quality: m, size: 3, base: GB/4, top: BBB/4</text:span></text:p>
      <text:p text:style-name="P2"><text:span text:style-name="T1">quality: M, size: 3, base: C/4, top: E/4</text:span></text:p>
      <text:p text:style-name="P2"><text:span text:style-name="T1">quality: m, size: 2, base: E/4, top: F/4</text:span></text:p>
      <text:p text:style-name="P2"><text:span text:style-name="T1">quality: m, size: 6, base: FB/4, top: DBB/5</text:span></text:p>
      <text:p text:style-name="P2"><text:span text:style-name="T1">quality: A, size: 5, base: E/4, top: B#/4</text:span></text:p>
      <text:p text:style-name="P2"><text:span text:style-name="T1">quality: p, size: 5, base: D/4, top: A/4</text:span></text:p>
      <text:p text:style-name="P2"><text:span text:style-name="T1">quality: M, size: 6, base: AB/4, top: F/5</text:span></text:p>
      <text:p text:style-name="P2"><text:span text:style-name="T1">quality: A, size: 4, base: D#/4, top: G##/4</text:span></text:p>
      <text:p text:style-name="P2"><text:span text:style-name="T1">quality: p, size: 8, base: EB/4, top: EB/5</text:span></text:p>
      <text:p text:style-name="P2"><text:span text:style-name="T1">quality: d, size: 5, base: D/4, top: AB/4</text:span></text:p>
      <text:p text:style-name="P2"><text:span text:style-name="T1">quality: M, size: 2, base: E/4, top: F#/4</text:span></text:p>
      <text:p text:style-name="P2"><text:span text:style-name="T1">quality: m, size: 3, base: A#/4, top: C#/5</text:span></text:p>
      <text:p text:style-name="P2"><text:span text:style-name="T1">quality: M, size: 3, base: C/4, top: E/4</text:span></text:p>
      <text:p text:style-name="P2"><text:span text:style-name="T1">quality: m, size: 2, base: C/4, top: DB/4</text:span></text:p>
      <text:p text:style-name="P2"><text:span text:style-name="T1">quality: M, size: 7, base: AB/4, top: G/5</text:span></text:p>
      <text:p text:style-name="P2"><text:span text:style-name="T1">quality: m, size: 2, base: C#/4, top: D/4</text:span></text:p>
      <text:p text:style-name="P2"><text:span text:style-name="T1">quality: m, size: 2, base: FB/4, top: GBB/4</text:span></text:p>
      <text:p text:style-name="P2"><text:span text:style-name="T1">quality: A, size: 5, base: B#/4, top: F/5</text:span></text:p>
      <text:p text:style-name="P2"><text:span text:style-name="T1">quality: m, size: 2, base: A/4, top: BB/4</text:span></text:p>
      <text:p text:style-name="P2"><text:span text:style-name="T1">quality: M, size: 7, base: AB/4, top: G/5</text:span></text:p>
      <text:p text:style-name="P2"><text:span text:style-name="T1">quality: d, size: 5, base: CB/4, top: GBB/4</text:span></text:p>
      <text:p text:style-name="P2"><text:span text:style-name="T1">quality: p, size: 4, base: C/4, top: F/4</text:span></text:p>
      <text:p text:style-name="P2"><text:span text:style-name="T1">quality: M, size: 2, base: GB/4, top: AB/4</text:span></text:p>
      <text:p text:style-name="P2"><text:span text:style-name="T1">quality: d, size: 4, base: F#/4, top: BB/4</text:span></text:p>
      <text:p text:style-name="P2"><text:span text:style-name="T1">quality: A, size: 5, base: B#/4, top: F/5</text:span></text:p>
      <text:p text:style-name="P2"><text:span text:style-name="T1">quality: m, size: 6, base: FB/4, top: DBB/5</text:span></text:p>
      <text:p text:style-name="P2"><text:span text:style-name="T1">quality: m, size: 6, base: A#/4, top: F#/5</text:span></text:p>
      <text:p text:style-name="P2"><text:span text:style-name="T1">quality: d, size: 5, base: D#/4, top: A/4</text:span></text:p>
      <text:p text:style-name="P2"><text:span text:style-name="T1">quality: m, size: 6, base: D/4, top: BB/4</text:span></text:p>
      <text:p text:style-name="P2"><text:span text:style-name="T1">quality: m, size: 2, base: DB/4, top: EBB/4</text:span></text:p>
      <text:p text:style-name="P2"><text:span text:style-name="T1">quality: m, size: 7, base: EB/4, top: DB/5</text:span></text:p>
      <text:p text:style-name="P2"><text:span text:style-name="T1">quality: M, size: 6, base: C/4, top: A/4</text:span></text:p>
      <text:p text:style-name="P2"><text:span text:style-name="T1">quality: m, size: 6, base: F/4, top: DB/5</text:span></text:p>
      <text:p text:style-name="P2"><text:span text:style-name="T1">quality: M, size: 6, base: GB/4, top: EB/5</text:span></text:p>
      <text:p text:style-name="P2"><text:span text:style-name="T1">quality: d, size: 4, base: C/4, top: FB/4</text:span></text:p>
      <text:p text:style-name="P2"><text:span text:style-name="T1">quality: d, size: 5, base: B#/4, top: F#/5</text:span></text:p>
      <text:p text:style-name="P2"><text:span text:style-name="T1">quality: A, size: 5, base: GB/4, top: D/5</text:span></text:p>
      <text:p text:style-name="P2"><text:span text:style-name="T1">quality: m, size: 3, base: C/4, top: EB/4</text:span></text:p>
      <text:p text:style-name="P2"><text:span text:style-name="T1">quality: M, size: 7, base: G/4, top: F#/5</text:span></text:p>
      <text:p text:style-name="P2"><text:span text:style-name="T1">quality: M, size: 6, base: D/4, top: B/4</text:span></text:p>
      <text:p text:style-name="P2"><text:span text:style-name="T1">quality: p, size: 8, base: F/4, top: F/5</text:span></text:p>
      <text:p text:style-name="P2"><text:span text:style-name="T1">quality: d, size: 5, base: F/4, top: CB/5</text:span></text:p>
      <text:p text:style-name="P2"><text:span text:style-name="T1">quality: M, size: 2, base: B/4, top: C#/5</text:span></text:p>
      <text:p text:style-name="P2"><text:span text:style-name="T1">quality: d, size: 4, base: C/4, top: FB/4</text:span></text:p>
      <text:p text:style-name="P2"><text:span text:style-name="T1">quality: M, size: 6, base: G/4, top: E/5</text:span></text:p>
      <text:p text:style-name="P2"><text:span text:style-name="T1">quality: m, size: 7, base: A#/4, top: G#/5</text:span></text:p>
      <text:p text:style-name="P2"><text:span text:style-name="T1">quality: A, size: 4, base: F/4, top: B/4</text:span></text:p>
      <text:p text:style-name="P2"><text:span text:style-name="T1">quality: m, size: 7, base: F#/4, top: E/5</text:span></text:p>
      <text:p text:style-name="P2"><text:span text:style-name="T1">quality: M, size: 7, base: B/3, top: A#/4</text:span></text:p>
      <text:p text:style-name="P2"><text:span text:style-name="T1">quality: m, size: 7, base: A#/4, top: G#/5</text:span></text:p>
      <text:p text:style-name="P2"><text:span text:style-name="T1">quality: M, size: 7, base: CB/4, top: BB/4</text:span></text:p>
      <text:p text:style-name="P2"><text:soft-page-break/><text:span text:style-name="T1">quality: M, size: 7, base: G/4, top: F#/5</text:span></text:p>
      <text:p text:style-name="P2"><text:span text:style-name="T1">quality: m, size: 6, base: C/4, top: AB/4</text:span></text:p>
      <text:p text:style-name="P2"><text:span text:style-name="T1">quality: M, size: 6, base: C#/4, top: A#/4</text:span></text:p>
      <text:p text:style-name="P2"><text:span text:style-name="T1">quality: p, size: 5, base: FB/4, top: CB/5</text:span></text:p>
      <text:p text:style-name="P2"><text:span text:style-name="T1">quality: M, size: 6, base: D#/4, top: B#/4</text:span></text:p>
      <text:p text:style-name="P2"><text:span text:style-name="T1">quality: m, size: 6, base: FB/4, top: DBB/5</text:span></text:p>
      <text:p text:style-name="P2"><text:span text:style-name="T1">quality: p, size: 4, base: EB/4, top: AB/4</text:span></text:p>
      <text:p text:style-name="P2"><text:span text:style-name="T1">quality: m, size: 3, base: GB/4, top: BBB/4</text:span></text:p>
      <text:p text:style-name="P2"><text:span text:style-name="T1">quality: A, size: 4, base: A#/4, top: D##/5</text:span></text:p>
      <text:p text:style-name="P2"><text:span text:style-name="T1">quality: M, size: 7, base: G/4, top: F#/5</text:span></text:p>
      <text:p text:style-name="P2"><text:span text:style-name="T1">quality: A, size: 5, base: A/4, top: E#/5</text:span></text:p>
      <text:p text:style-name="P2"><text:span text:style-name="T1">quality: m, size: 2, base: E#/4, top: F#/4</text:span></text:p>
      <text:p text:style-name="P2"><text:span text:style-name="T1">quality: m, size: 7, base: E#/4, top: D#/5</text:span></text:p>
      <text:p text:style-name="P2"><text:span text:style-name="T1">quality: A, size: 4, base: DB/4, top: G/4</text:span></text:p>
      <text:p text:style-name="P2"><text:span text:style-name="T1">quality: p, size: 5, base: B#/4, top: F##/5</text:span></text:p>
      <text:p text:style-name="P2"><text:span text:style-name="T1">quality: M, size: 3, base: F/4, top: A/4</text:span></text:p>
      <text:p text:style-name="P2"><text:span text:style-name="T1">quality: m, size: 3, base: BB/3, top: DB/4</text:span></text:p>
      <text:p text:style-name="P2"><text:span text:style-name="T1">quality: M, size: 2, base: E/4, top: F#/4</text:span></text:p>
      <text:p text:style-name="P2"><text:span text:style-name="T1">quality: M, size: 3, base: EB/4, top: G/4</text:span></text:p>
      <text:p text:style-name="P2"><text:span text:style-name="T1">quality: d, size: 5, base: GB/4, top: DBB/5</text:span></text:p>
      <text:p text:style-name="P2"><text:span text:style-name="T1">quality: m, size: 7, base: C#/4, top: B/4</text:span></text:p>
      <text:p text:style-name="P2"><text:span text:style-name="T1">quality: M, size: 3, base: E#/4, top: G##/4</text:span></text:p>
      <text:p text:style-name="P2"><text:span text:style-name="T1">quality: M, size: 6, base: E/4, top: C#/5</text:span></text:p>
      <text:p text:style-name="P2"><text:span text:style-name="T1">quality: M, size: 6, base: G/4, top: E/5</text:span></text:p>
      <text:p text:style-name="P2"><text:span text:style-name="T1">quality: A, size: 5, base: D#/4, top: A##/4</text:span></text:p>
      <text:p text:style-name="P2"><text:span text:style-name="T1">quality: p, size: 4, base: C/4, top: F/4</text:span></text:p>
      <text:p text:style-name="P2"><text:span text:style-name="T1">quality: m, size: 3, base: A#/4, top: C#/5</text:span></text:p>
      <text:p text:style-name="P2"><text:span text:style-name="T1">quality: A, size: 5, base: E#/4, top: B##/4</text:span></text:p>
      <text:p text:style-name="P2"><text:span text:style-name="T1">quality: M, size: 6, base: DB/4, top: BB/4</text:span></text:p>
      <text:p text:style-name="P2"><text:span text:style-name="T1">quality: p, size: 8, base: F/4, top: F/5</text:span></text:p>
      <text:p text:style-name="P2"><text:span text:style-name="T1">quality: M, size: 3, base: BB/4, top: D/5</text:span></text:p>
      <text:p text:style-name="P2"><text:span text:style-name="T1">quality: m, size: 2, base: D/4, top: EB/4</text:span></text:p>
      <text:p text:style-name="P2"><text:span text:style-name="T1">quality: m, size: 7, base: A#/4, top: G#/5</text:span></text:p>
      <text:p text:style-name="P2"><text:span text:style-name="T1">quality: m, size: 3, base: C#/4, top: E/4</text:span></text:p>
      <text:p text:style-name="P2"><text:span text:style-name="T1">quality: p, size: 5, base: E#/4, top: B#/4</text:span></text:p>
      <text:p text:style-name="P2"><text:span text:style-name="T1">quality: m, size: 2, base: C#/4, top: D/4</text:span></text:p>
      <text:p text:style-name="P2"><text:span text:style-name="T1">quality: M, size: 7, base: G/4, top: F#/5</text:span></text:p>
      <text:p text:style-name="P2"><text:span text:style-name="T1">quality: M, size: 7, base: GB/4, top: F/5</text:span></text:p>
      <text:p text:style-name="P2"><text:span text:style-name="T1">quality: m, size: 2, base: CB/4, top: DBB/4</text:span></text:p>
      <text:p text:style-name="P2"><text:span text:style-name="T1">quality: m, size: 2, base: C#/4, top: D/4</text:span></text:p>
      <text:p text:style-name="P2"><text:span text:style-name="T1">quality: M, size: 6, base: FB/4, top: DB/5</text:span></text:p>
      <text:p text:style-name="P2"><text:span text:style-name="T1">quality: m, size: 7, base: AB/4, top: GB/5</text:span></text:p>
      <text:p text:style-name="P2"><text:span text:style-name="T1">quality: p, size: 4, base: F#/4, top: B/4</text:span></text:p>
      <text:p text:style-name="P2"><text:span text:style-name="T1">quality: p, size: 4, base: BB/3, top: EB/4</text:span></text:p>
      <text:p text:style-name="P2"><text:span text:style-name="T1">quality: A, size: 4, base: FB/4, top: BB/4</text:span></text:p>
      <text:p text:style-name="P2"><text:span text:style-name="T1">quality: m, size: 3, base: A#/4, top: C#/5</text:span></text:p>
      <text:p text:style-name="P2"><text:span text:style-name="T1">quality: d, size: 4, base: E#/4, top: A/4</text:span></text:p>
      <text:p text:style-name="P2"><text:span text:style-name="T1">quality: M, size: 7, base: D/4, top: C#/5</text:span></text:p>
      <text:p text:style-name="P2"><text:span text:style-name="T1">quality: M, size: 2, base: B/3, top: C#/4</text:span></text:p>
      <text:p text:style-name="P2"><text:span text:style-name="T1">quality: p, size: 8, base: G/4, top: G/5</text:span></text:p>
      <text:p text:style-name="P2"><text:span text:style-name="T1">quality: d, size: 5, base: E#/4, top: B/4</text:span></text:p>
      <text:p text:style-name="P2"><text:span text:style-name="T1">quality: d, size: 5, base: FB/4, top: CBB/5</text:span></text:p>
      <text:p text:style-name="P2"><text:span text:style-name="T1">quality: d, size: 5, base: E#/4, top: B/4</text:span></text:p>
      <text:p text:style-name="P2"><text:span text:style-name="T1">quality: m, size: 2, base: CB/4, top: DBB/4</text:span></text:p>
      <text:p text:style-name="P2"><text:span text:style-name="T1">quality: m, size: 2, base: D#/4, top: E/4</text:span></text:p>
      <text:p text:style-name="P2"><text:span text:style-name="T1">quality: m, size: 3, base: GB/4, top: BBB/4</text:span></text:p>
      <text:p text:style-name="P2"><text:span text:style-name="T1">quality: M, size: 2, base: F#/4, top: G#/4</text:span></text:p>
      <text:p text:style-name="P2"><text:span text:style-name="T1">quality: M, size: 6, base: CB/4, top: AB/4</text:span></text:p>
      <text:p text:style-name="P2"><text:span text:style-name="T1">quality: M, size: 2, base: F/4, top: G/4</text:span></text:p>
      <text:p text:style-name="P2"><text:span text:style-name="T1">quality: d, size: 5, base: C/4, top: GB/4</text:span></text:p>
      <text:p text:style-name="P2"><text:span text:style-name="T1">quality: m, size: 7, base: A#/4, top: G#/5</text:span></text:p>
      <text:p text:style-name="P2"><text:span text:style-name="T1">quality: M, size: 3, base: CB/4, top: EB/4</text:span></text:p>
      <text:p text:style-name="P2"><text:span text:style-name="T1">quality: M, size: 2, base: CB/4, top: DB/4</text:span></text:p>
      <text:p text:style-name="P2"><text:span text:style-name="T1">quality: m, size: 2, base: CB/4, top: DBB/4</text:span></text:p>
      <text:p text:style-name="P2"><text:span text:style-name="T1">quality: m, size: 3, base: E#/4, top: G#/4</text:span></text:p>
      <text:p text:style-name="P2"><text:span text:style-name="T1">quality: M, size: 3, base: BB/4, top: D/5</text:span></text:p>
      <text:p text:style-name="P2"><text:span text:style-name="T1">quality: M, size: 2, base: B#/3, top: C##/4</text:span></text:p>
      <text:p text:style-name="P2"><text:span text:style-name="T1">quality: p, size: 4, base: C/4, top: F/4</text:span></text:p>
      <text:p text:style-name="P2"><text:span text:style-name="T1">quality: m, size: 7, base: FB/4, top: EBB/5</text:span></text:p>
      <text:p text:style-name="P2"><text:span text:style-name="T1">quality: M, size: 2, base: GB/4, top: AB/4</text:span></text:p>
      <text:p text:style-name="P2"><text:span text:style-name="T1">quality: M, size: 7, base: EB/4, top: D/5</text:span></text:p>
      <text:p text:style-name="P2"><text:span text:style-name="T1">quality: M, size: 6, base: F/4, top: D/5</text:span></text:p>
      <text:p text:style-name="P2"><text:span text:style-name="T1">quality: p, size: 5, base: G/4, top: D/5</text:span></text:p>
      <text:p text:style-name="P2"><text:span text:style-name="T1">quality: A, size: 5, base: E/4, top: B#/4</text:span></text:p>
      <text:p text:style-name="P2"><text:span text:style-name="T1">quality: p, size: 8, base: G#/4, top: G#/5</text:span></text:p>
      <text:p text:style-name="P2"><text:span text:style-name="T1">quality: M, size: 7, base: AB/4, top: G/5</text:span></text:p>
      <text:p text:style-name="P2"><text:span text:style-name="T1">quality: m, size: 2, base: G/4, top: AB/4</text:span></text:p>
      <text:p text:style-name="P2"><text:span text:style-name="T1">quality: d, size: 5, base: F#/4, top: C/5</text:span></text:p>
      <text:p text:style-name="P2"><text:span text:style-name="T1">quality: M, size: 2, base: AB/4, top: BB/4</text:span></text:p>
      <text:p text:style-name="P2"><text:span text:style-name="T1">quality: M, size: 2, base: A/4, top: B/4</text:span></text:p>
      <text:p text:style-name="P2"><text:span text:style-name="T1">quality: M, size: 7, base: G#/4, top: F##/5</text:span></text:p>
      <text:p text:style-name="P2"><text:span text:style-name="T1">quality: A, size: 4, base: E/4, top: A#/4</text:span></text:p>
      <text:p text:style-name="P2"><text:span text:style-name="T1">quality: m, size: 2, base: GB/4, top: ABB/4</text:span></text:p>
      <text:p text:style-name="P2"><text:span text:style-name="T1">quality: m, size: 3, base: CB/4, top: EBB/4</text:span></text:p>
      <text:p text:style-name="P2"><text:span text:style-name="T1">quality: M, size: 6, base: DB/4, top: BB/4</text:span></text:p>
      <text:p text:style-name="P2"><text:span text:style-name="T1">quality: m, size: 2, base: B#/4, top: C#/5</text:span></text:p>
      <text:p text:style-name="P2"><text:span text:style-name="T1">quality: m, size: 7, base: C#/4, top: B/4</text:span></text:p>
      <text:p text:style-name="P2"><text:span text:style-name="T1">quality: A, size: 5, base: EB/4, top: B/4</text:span></text:p>
      <text:p text:style-name="P2"><text:span text:style-name="T1">quality: M, size: 6, base: BB/4, top: G/5</text:span></text:p>
      <text:p text:style-name="P2"><text:span text:style-name="T1">quality: M, size: 6, base: A/4, top: F#/5</text:span></text:p>
      <text:p text:style-name="P2"><text:span text:style-name="T1">quality: M, size: 7, base: A#/4, top: G##/5</text:span></text:p>
      <text:p text:style-name="P2"><text:span text:style-name="T1">quality: m, size: 7, base: FB/4, top: EBB/5</text:span></text:p>
      <text:p text:style-name="P2"><text:span text:style-name="T1">quality: A, size: 4, base: E/4, top: A#/4</text:span></text:p>
      <text:p text:style-name="P2"><text:span text:style-name="T1">quality: M, size: 3, base: B#/4, top: D##/5</text:span></text:p>
      <text:p text:style-name="P2"><text:span text:style-name="T1">quality: m, size: 6, base: C/4, top: AB/4</text:span></text:p>
      <text:p text:style-name="P2"><text:span text:style-name="T1">quality: m, size: 6, base: F/4, top: DB/5</text:span></text:p>
      <text:p text:style-name="P2"><text:span text:style-name="T1">quality: m, size: 3, base: DB/4, top: FB/4</text:span></text:p>
      <text:p text:style-name="P2"><text:span text:style-name="T1">quality: M, size: 2, base: E/4, top: F#/4</text:span></text:p>
      <text:p text:style-name="P2"><text:span text:style-name="T1">quality: m, size: 6, base: BB/3, top: GB/4</text:span></text:p>
      <text:p text:style-name="P2"><text:span text:style-name="T1">quality: d, size: 5, base: G#/4, top: D/5</text:span></text:p>
      <text:p text:style-name="P2"><text:span text:style-name="T1">quality: m, size: 7, base: CB/4, top: BBB/4</text:span></text:p>
      <text:p text:style-name="P2"><text:span text:style-name="T1">quality: d, size: 4, base: DB/4, top: GBB/4</text:span></text:p>
      <text:p text:style-name="P2"><text:span text:style-name="T1">quality: p, size: 5, base: C#/4, top: G#/4</text:span></text:p>
      <text:p text:style-name="P2"><text:span text:style-name="T1">quality: M, size: 6, base: C/4, top: A/4</text:span></text:p>
      <text:p text:style-name="P2"><text:span text:style-name="T1">quality: p, size: 5, base: FB/4, top: CB/5</text:span></text:p>
      <text:p text:style-name="P2"><text:span text:style-name="T1">quality: M, size: 2, base: G/4, top: A/4</text:span></text:p>
      <text:p text:style-name="P2"><text:span text:style-name="T1">quality: d, size: 4, base: F/4, top: BBB/4</text:span></text:p>
      <text:p text:style-name="P2"><text:span text:style-name="T1">quality: A, size: 5, base: A/4, top: E#/5</text:span></text:p>
      <text:p text:style-name="P2"><text:span text:style-name="T1">quality: M, size: 2, base: G#/4, top: A#/4</text:span></text:p>
      <text:p text:style-name="P2"><text:span text:style-name="T1">quality: A, size: 5, base: G/4, top: D#/5</text:span></text:p>
      <text:p text:style-name="P2"><text:span text:style-name="T1">quality: M, size: 7, base: CB/4, top: BB/4</text:span></text:p>
      <text:p text:style-name="P2"><text:span text:style-name="T1">quality: p, size: 4, base: FB/4, top: BBB/4</text:span></text:p>
      <text:p text:style-name="P2"><text:span text:style-name="T1">quality: m, size: 3, base: F#/4, top: A/4</text:span></text:p>
      <text:p text:style-name="P2"><text:span text:style-name="T1">quality: M, size: 7, base: DB/4, top: C/5</text:span></text:p>
      <text:p text:style-name="P2"><text:span text:style-name="T1">quality: A, size: 5, base: A/4, top: E#/5</text:span></text:p>
      <text:p text:style-name="P2"><text:span text:style-name="T1">quality: m, size: 7, base: AB/4, top: GB/5</text:span></text:p>
      <text:p text:style-name="P2"><text:span text:style-name="T1">quality: M, size: 2, base: G/4, top: A/4</text:span></text:p>
      <text:p text:style-name="P2"><text:span text:style-name="T1">quality: A, size: 4, base: B#/3, top: E##/4</text:span></text:p>
      <text:p text:style-name="P2"><text:span text:style-name="T1">quality: p, size: 4, base: GB/4, top: CB/5</text:span></text:p>
      <text:p text:style-name="P2"><text:span text:style-name="T1">quality: m, size: 6, base: A#/4, top: F#/5</text:span></text:p>
      <text:p text:style-name="P2"><text:span text:style-name="T1">quality: A, size: 4, base: A#/4, top: D##/5</text:span></text:p>
      <text:p text:style-name="P2"><text:span text:style-name="T1">quality: M, size: 2, base: A/4, top: B/4</text:span></text:p>
      <text:p text:style-name="P2"><text:span text:style-name="T1">quality: M, size: 3, base: G#/4, top: B#/4</text:span></text:p>
      <text:p text:style-name="P2"><text:span text:style-name="T1">quality: m, size: 6, base: G#/4, top: E/5</text:span></text:p>
      <text:p text:style-name="P2"><text:span text:style-name="T1">quality: m, size: 2, base: G/4, top: AB/4</text:span></text:p>
      <text:p text:style-name="P2"><text:span text:style-name="T1">quality: M, size: 3, base: B/4, top: D#/5</text:span></text:p>
      <text:p text:style-name="P2"><text:span text:style-name="T1">quality: p, size: 8, base: D/4, top: D/5</text:span></text:p>
      <text:p text:style-name="P2"><text:span text:style-name="T1">quality: m, size: 6, base: A/4, top: F/5</text:span></text:p>
      <text:p text:style-name="P2"><text:soft-page-break/><text:span text:style-name="T1">quality: p, size: 5, base: GB/4, top: DB/5</text:span></text:p>
      <text:p text:style-name="P2"><text:span text:style-name="T1">quality: M, size: 6, base: DB/4, top: BB/4</text:span></text:p>
      <text:p text:style-name="P2"><text:span text:style-name="T1">quality: M, size: 2, base: G#/4, top: A#/4</text:span></text:p>
      <text:p text:style-name="P2"><text:span text:style-name="T1">quality: d, size: 5, base: G/4, top: DB/5</text:span></text:p>
      <text:p text:style-name="P2"><text:span text:style-name="T1">quality: p, size: 5, base: F/4, top: C/5</text:span></text:p>
      <text:p text:style-name="P2"><text:span text:style-name="T1">quality: d, size: 5, base: B/4, top: F/5</text:span></text:p>
      <text:p text:style-name="P2"><text:span text:style-name="T1">quality: m, size: 3, base: F#/4, top: A/4</text:span></text:p>
      <text:p text:style-name="P2"><text:span text:style-name="T1">quality: m, size: 3, base: E#/4, top: G#/4</text:span></text:p>
      <text:p text:style-name="P2"><text:span text:style-name="T1">quality: m, size: 7, base: D/4, top: C/5</text:span></text:p>
      <text:p text:style-name="P2"><text:span text:style-name="T1">quality: A, size: 5, base: E/4, top: B#/4</text:span></text:p>
      <text:p text:style-name="P2"><text:span text:style-name="T1">quality: m, size: 7, base: C/4, top: BB/4</text:span></text:p>
      <text:p text:style-name="P2"><text:span text:style-name="T1">quality: m, size: 6, base: G/4, top: EB/5</text:span></text:p>
      <text:p text:style-name="P2"><text:span text:style-name="T1">quality: m, size: 3, base: B/3, top: D/4</text:span></text:p>
      <text:p text:style-name="P2"><text:span text:style-name="T1">quality: M, size: 3, base: A#/4, top: C##/5</text:span></text:p>
      <text:p text:style-name="P2"><text:span text:style-name="T1">quality: m, size: 3, base: F/4, top: AB/4</text:span></text:p>
      <text:p text:style-name="P2"><text:span text:style-name="T1">quality: M, size: 7, base: F/4, top: E/5</text:span></text:p>
      <text:p text:style-name="P2"><text:span text:style-name="T1">quality: A, size: 5, base: E/4, top: B#/4</text:span></text:p>
      <text:p text:style-name="P2"><text:span text:style-name="T1">quality: m, size: 3, base: DB/4, top: FB/4</text:span></text:p>
      <text:p text:style-name="P2"><text:span text:style-name="T1">quality: d, size: 4, base: A/4, top: DB/5</text:span></text:p>
      <text:p text:style-name="P2"><text:span text:style-name="T1">quality: m, size: 2, base: A#/4, top: B/4</text:span></text:p>
      <text:p text:style-name="P2"><text:span text:style-name="T1">quality: m, size: 7, base: B#/4, top: A#/5</text:span></text:p>
      <text:p text:style-name="P2"><text:span text:style-name="T1">quality: d, size: 4, base: F/4, top: BBB/4</text:span></text:p>
      <text:p text:style-name="P2"><text:span text:style-name="T1">quality: M, size: 2, base: AB/4, top: BB/4</text:span></text:p>
      <text:p text:style-name="P2"><text:span text:style-name="T1">quality: M, size: 7, base: B/4, top: A#/5</text:span></text:p>
      <text:p text:style-name="P2"><text:span text:style-name="T1">quality: A, size: 5, base: E/4, top: B#/4</text:span></text:p>
      <text:p text:style-name="P2"><text:span text:style-name="T1">quality: M, size: 7, base: DB/4, top: C/5</text:span></text:p>
      <text:p text:style-name="P2"><text:span text:style-name="T1">quality: M, size: 3, base: FB/4, top: AB/4</text:span></text:p>
      <text:p text:style-name="P2"><text:span text:style-name="T1">quality: m, size: 7, base: E#/4, top: D#/5</text:span></text:p>
      <text:p text:style-name="P2"><text:span text:style-name="T1">quality: M, size: 7, base: E/4, top: D#/5</text:span></text:p>
      <text:p text:style-name="P2"><text:span text:style-name="T1">quality: A, size: 5, base: B#/4, top: F/5</text:span></text:p>
      <text:p text:style-name="P2"><text:span text:style-name="T1">quality: m, size: 6, base: DB/4, top: BBB/4</text:span></text:p>
      <text:p text:style-name="P2"><text:span text:style-name="T1">quality: M, size: 7, base: F/4, top: E/5</text:span></text:p>
      <text:p text:style-name="P2"><text:span text:style-name="T1">quality: M, size: 6, base: B/3, top: G#/4</text:span></text:p>
      <text:p text:style-name="P2"><text:span text:style-name="T1">quality: d, size: 4, base: C/4, top: FB/4</text:span></text:p>
      <text:p text:style-name="P2"><text:span text:style-name="T1">quality: M, size: 6, base: F/4, top: D/5</text:span></text:p>
      <text:p text:style-name="P2"><text:span text:style-name="T1">quality: M, size: 6, base: CB/4, top: AB/4</text:span></text:p>
      <text:p text:style-name="P2"><text:span text:style-name="T1">quality: M, size: 6, base: E/4, top: C#/5</text:span></text:p>
      <text:p text:style-name="P2"><text:span text:style-name="T1">quality: m, size: 6, base: G/4, top: EB/5</text:span></text:p>
      <text:p text:style-name="P2"><text:span text:style-name="T1">quality: M, size: 3, base: FB/4, top: AB/4</text:span></text:p>
      <text:p text:style-name="P2"><text:span text:style-name="T1">quality: M, size: 6, base: BB/4, top: G/5</text:span></text:p>
      <text:p text:style-name="P2"><text:span text:style-name="T1">quality: M, size: 7, base: E/4, top: D#/5</text:span></text:p>
      <text:p text:style-name="P2"><text:span text:style-name="T1">quality: A, size: 5, base: B#/4, top: F/5</text:span></text:p>
      <text:p text:style-name="P2"><text:span text:style-name="T1">quality: M, size: 7, base: F#/4, top: E#/5</text:span></text:p>
      <text:p text:style-name="P2"><text:span text:style-name="T1">quality: M, size: 3, base: E/4, top: G#/4</text:span></text:p>
      <text:p text:style-name="P2"><text:span text:style-name="T1">quality: d, size: 5, base: G#/4, top: D/5</text:span></text:p>
      <text:p text:style-name="P2"><text:span text:style-name="T1">quality: A, size: 4, base: EB/4, top: A/4</text:span></text:p>
      <text:p text:style-name="P2"><text:span text:style-name="T1">quality: m, size: 6, base: F/4, top: DB/5</text:span></text:p>
      <text:p text:style-name="P2"><text:span text:style-name="T1">quality: p, size: 4, base: GB/4, top: CB/5</text:span></text:p>
      <text:p text:style-name="P2"><text:span text:style-name="T1">quality: m, size: 6, base: EB/4, top: CB/5</text:span></text:p>
      <text:p text:style-name="P2"><text:span text:style-name="T1">quality: M, size: 7, base: E/4, top: D#/5</text:span></text:p>
      <text:p text:style-name="P2"><text:span text:style-name="T1">quality: m, size: 7, base: BB/3, top: AB/4</text:span></text:p>
      <text:p text:style-name="P2"><text:span text:style-name="T1">quality: p, size: 4, base: G#/4, top: C#/5</text:span></text:p>
      <text:p text:style-name="P2"><text:span text:style-name="T1">quality: M, size: 3, base: EB/4, top: G/4</text:span></text:p>
      <text:p text:style-name="P2"><text:span text:style-name="T1">quality: M, size: 6, base: F/4, top: D/5</text:span></text:p>
      <text:p text:style-name="P2"><text:span text:style-name="T1">quality: m, size: 7, base: D#/4, top: C#/5</text:span></text:p>
      <text:p text:style-name="P2"><text:span text:style-name="T1">quality: m, size: 6, base: D#/4, top: B/4</text:span></text:p>
      <text:p text:style-name="P2"><text:span text:style-name="T1">quality: m, size: 2, base: B/4, top: C/5</text:span></text:p>
      <text:p text:style-name="P2"><text:span text:style-name="T1">quality: M, size: 3, base: F/4, top: A/4</text:span></text:p>
      <text:p text:style-name="P2"><text:span text:style-name="T1">quality: m, size: 2, base: G/4, top: AB/4</text:span></text:p>
      <text:p text:style-name="P2"><text:span text:style-name="T1">quality: M, size: 2, base: C#/4, top: D#/4</text:span></text:p>
      <text:p text:style-name="P2"><text:span text:style-name="T1">quality: m, size: 7, base: CB/4, top: BBB/4</text:span></text:p>
      <text:p text:style-name="P2"><text:span text:style-name="T1">quality: M, size: 3, base: CB/4, top: EB/4</text:span></text:p>
      <text:p text:style-name="P2"><text:span text:style-name="T1">quality: M, size: 2, base: C/4, top: D/4</text:span></text:p>
      <text:p text:style-name="P2"><text:span text:style-name="T1">quality: M, size: 6, base: F/4, top: D/5</text:span></text:p>
      <text:p text:style-name="P2"><text:span text:style-name="T1">quality: M, size: 2, base: D#/4, top: E#/4</text:span></text:p>
      <text:p text:style-name="P2"><text:span text:style-name="T1">quality: M, size: 2, base: D/4, top: E/4</text:span></text:p>
      <text:p text:style-name="P2"><text:span text:style-name="T1">quality: A, size: 4, base: EB/4, top: A/4</text:span></text:p>
      <text:p text:style-name="P2"><text:span text:style-name="T1">quality: M, size: 6, base: AB/4, top: F/5</text:span></text:p>
      <text:p text:style-name="P2"><text:span text:style-name="T1">quality: M, size: 2, base: FB/4, top: GB/4</text:span></text:p>
      <text:p text:style-name="P2"><text:span text:style-name="T1">quality: M, size: 3, base: CB/4, top: EB/4</text:span></text:p>
      <text:p text:style-name="P2"><text:span text:style-name="T1">quality: M, size: 7, base: B#/4, top: A##/5</text:span></text:p>
      <text:p text:style-name="P2"><text:span text:style-name="T1">quality: m, size: 6, base: CB/4, top: ABB/4</text:span></text:p>
      <text:p text:style-name="P2"><text:span text:style-name="T1">quality: M, size: 6, base: F#/4, top: D#/5</text:span></text:p>
      <text:p text:style-name="P2"><text:span text:style-name="T1">quality: d, size: 4, base: GB/4, top: CBB/5</text:span></text:p>
      <text:p text:style-name="P2"><text:span text:style-name="T1">quality: m, size: 3, base: C/4, top: EB/4</text:span></text:p>
      <text:p text:style-name="P2"><text:span text:style-name="T1">quality: M, size: 3, base: B/4, top: D#/5</text:span></text:p>
      <text:p text:style-name="P2"><text:span text:style-name="T1">quality: p, size: 4, base: B#/4, top: E#/5</text:span></text:p>
      <text:p text:style-name="P2"><text:span text:style-name="T1">quality: M, size: 6, base: G/4, top: E/5</text:span></text:p>
      <text:p text:style-name="P2"><text:span text:style-name="T1">quality: M, size: 3, base: B/3, top: D#/4</text:span></text:p>
      <text:p text:style-name="P2"><text:span text:style-name="T1">quality: M, size: 6, base: F#/4, top: D#/5</text:span></text:p>
      <text:p text:style-name="P2"><text:span text:style-name="T1">quality: m, size: 6, base: DB/4, top: BBB/4</text:span></text:p>
      <text:p text:style-name="P2"><text:span text:style-name="T1">quality: M, size: 3, base: E/4, top: G#/4</text:span></text:p>
      <text:p text:style-name="P2"><text:span text:style-name="T1">quality: m, size: 2, base: E#/4, top: F#/4</text:span></text:p>
      <text:p text:style-name="P2"><text:span text:style-name="T1">quality: m, size: 2, base: B#/3, top: C#/4</text:span></text:p>
      <text:p text:style-name="P2"><text:span text:style-name="T1">quality: d, size: 5, base: E#/4, top: B/4</text:span></text:p>
      <text:p text:style-name="P2"><text:span text:style-name="T1">quality: M, size: 6, base: A#/4, top: F##/5</text:span></text:p>
      <text:p text:style-name="P2"><text:span text:style-name="T1">quality: m, size: 2, base: D/4, top: EB/4</text:span></text:p>
      <text:p text:style-name="P2"><text:span text:style-name="T1">quality: m, size: 7, base: D/4, top: C/5</text:span></text:p>
      <text:p text:style-name="P2"><text:span text:style-name="T1">quality: m, size: 3, base: B#/4, top: D#/5</text:span></text:p>
      <text:p text:style-name="P2"><text:span text:style-name="T1">quality: M, size: 7, base: A#/4, top: G##/5</text:span></text:p>
      <text:p text:style-name="P2"><text:span text:style-name="T1">quality: M, size: 2, base: CB/4, top: DB/4</text:span></text:p>
      <text:p text:style-name="P2"><text:span text:style-name="T1">quality: m, size: 7, base: C/4, top: BB/4</text:span></text:p>
      <text:p text:style-name="P2"><text:span text:style-name="T1">quality: M, size: 2, base: AB/4, top: BB/4</text:span></text:p>
      <text:p text:style-name="P2"><text:span text:style-name="T1">quality: M, size: 3, base: EB/4, top: G/4</text:span></text:p>
      <text:p text:style-name="P2"><text:span text:style-name="T1">quality: m, size: 3, base: A/4, top: C/5</text:span></text:p>
      <text:p text:style-name="P2"><text:span text:style-name="T1">quality: m, size: 7, base: G#/4, top: F#/5</text:span></text:p>
      <text:p text:style-name="P2"><text:span text:style-name="T1">quality: m, size: 3, base: D/4, top: F/4</text:span></text:p>
      <text:p text:style-name="P2"><text:span text:style-name="T1">quality: p, size: 5, base: D#/4, top: A#/4</text:span></text:p>
      <text:p text:style-name="P2"><text:span text:style-name="T1">quality: M, size: 6, base: B#/4, top: G##/5</text:span></text:p>
      <text:p text:style-name="P2"><text:span text:style-name="T1">quality: M, size: 6, base: C/4, top: A/4</text:span></text:p>
      <text:p text:style-name="P2"><text:span text:style-name="T1">quality: M, size: 7, base: C/4, top: B/4</text:span></text:p>
      <text:p text:style-name="P2"><text:span text:style-name="T1">quality: m, size: 7, base: A#/4, top: G#/5</text:span></text:p>
      <text:p text:style-name="P2"><text:span text:style-name="T1">quality: m, size: 6, base: B#/3, top: G#/4</text:span></text:p>
      <text:p text:style-name="P2"><text:span text:style-name="T1">quality: d, size: 5, base: C#/4, top: G/4</text:span></text:p>
      <text:p text:style-name="P2"><text:span text:style-name="T1">quality: M, size: 7, base: AB/4, top: G/5</text:span></text:p>
      <text:p text:style-name="P2"><text:span text:style-name="T1">quality: p, size: 5, base: A#/4, top: E#/5</text:span></text:p>
      <text:p text:style-name="P2"><text:span text:style-name="T1">quality: M, size: 7, base: GB/4, top: F/5</text:span></text:p>
      <text:p text:style-name="P2"><text:span text:style-name="T1">quality: d, size: 4, base: DB/4, top: GBB/4</text:span></text:p>
      <text:p text:style-name="P2"><text:span text:style-name="T1">quality: M, size: 6, base: D/4, top: B/4</text:span></text:p>
      <text:p text:style-name="P2"><text:span text:style-name="T1">quality: m, size: 7, base: GB/4, top: FB/5</text:span></text:p>
      <text:p text:style-name="P2"><text:span text:style-name="T1">quality: M, size: 3, base: D/4, top: F#/4</text:span></text:p>
      <text:p text:style-name="P2"><text:span text:style-name="T1">quality: d, size: 4, base: AB/4, top: DBB/5</text:span></text:p>
      <text:p text:style-name="P2"><text:span text:style-name="T1">quality: m, size: 3, base: EB/4, top: GB/4</text:span></text:p>
      <text:p text:style-name="P2"><text:span text:style-name="T1">swap: true</text:span></text:p>
      <text:p text:style-name="P2"><text:span text:style-name="T1">label: M3</text:span></text:p>
      <text:p text:style-name="P2"><text:span text:style-name="T1">label: m6</text:span></text:p>
      <text:p text:style-name="P2"><text:span text:style-name="T1">label: M2</text:span></text:p>
      <text:p text:style-name="P2"><text:span text:style-name="T1">label: P4</text:span></text:p>
      <text:p text:style-name="P2"><text:span text:style-name="T1">quality: d, size: 4, base: FB/4, top: BBB/4</text:span></text:p>
      <text:p text:style-name="P2"><text:span text:style-name="T1">quality: m, size: 2, base: C#/4, top: D/4</text:span></text:p>
      <text:p text:style-name="P2"><text:span text:style-name="T1">quality: M, size: 7, base: A#/4, top: G##/5</text:span></text:p>
      <text:p text:style-name="P2"><text:span text:style-name="T1">quality: m, size: 7, base: B#/4, top: A#/5</text:span></text:p>
      <text:p text:style-name="P2"><text:span text:style-name="T1">quality: M, size: 7, base: E/4, top: D#/5</text:span></text:p>
      <text:p text:style-name="P2"><text:span text:style-name="T1">quality: d, size: 5, base: EB/4, top: BBB/4</text:span></text:p>
      <text:p text:style-name="P2"><text:span text:style-name="T1">quality: M, size: 6, base: CB/4, top: AB/4</text:span></text:p>
      <text:p text:style-name="P2"><text:span text:style-name="T1">quality: M, size: 2, base: D/4, top: E/4</text:span></text:p>
      <text:p text:style-name="P2"><text:span text:style-name="T1">quality: M, size: 7, base: BB/3, top: A/4</text:span></text:p>
      <text:p text:style-name="P2"><text:span text:style-name="T1">quality: p, size: 8, base: E#/4, top: E#/5</text:span></text:p>
      <text:p text:style-name="P2"><text:soft-page-break/><text:span text:style-name="T1">quality: m, size: 3, base: E/4, top: G/4</text:span></text:p>
      <text:p text:style-name="P2"><text:span text:style-name="T1">quality: p, size: 5, base: BB/3, top: F/4</text:span></text:p>
      <text:p text:style-name="P2"><text:span text:style-name="T1">quality: M, size: 3, base: B#/4, top: D##/5</text:span></text:p>
      <text:p text:style-name="P2"><text:span text:style-name="T1">quality: M, size: 6, base: C/4, top: A/4</text:span></text:p>
      <text:p text:style-name="P2"><text:span text:style-name="T1">quality: M, size: 6, base: B#/4, top: G##/5</text:span></text:p>
      <text:p text:style-name="P2"><text:span text:style-name="T1">quality: M, size: 7, base: DB/4, top: C/5</text:span></text:p>
      <text:p text:style-name="P2"><text:span text:style-name="T1">quality: A, size: 5, base: G/4, top: D#/5</text:span></text:p>
      <text:p text:style-name="P2"><text:span text:style-name="T1">quality: m, size: 2, base: G/4, top: AB/4</text:span></text:p>
      <text:p text:style-name="P2"><text:span text:style-name="T1">quality: M, size: 3, base: AB/4, top: C/5</text:span></text:p>
      <text:p text:style-name="P2"><text:span text:style-name="T1">quality: A, size: 4, base: D/4, top: G#/4</text:span></text:p>
      <text:p text:style-name="P2"><text:span text:style-name="T1">quality: m, size: 3, base: F/4, top: AB/4</text:span></text:p>
      <text:p text:style-name="P2"><text:span text:style-name="T1">quality: M, size: 7, base: A/4, top: G#/5</text:span></text:p>
      <text:p text:style-name="P2"><text:span text:style-name="T1">quality: m, size: 3, base: B/4, top: D/5</text:span></text:p>
      <text:p text:style-name="P2"><text:span text:style-name="T1">quality: A, size: 4, base: E/4, top: A#/4</text:span></text:p>
      <text:p text:style-name="P2"><text:span text:style-name="T1">quality: p, size: 5, base: E/4, top: B/4</text:span></text:p>
      <text:p text:style-name="P2"><text:span text:style-name="T1">quality: d, size: 5, base: F/4, top: CB/5</text:span></text:p>
      <text:p text:style-name="P2"><text:span text:style-name="T1">quality: M, size: 2, base: BB/4, top: C/5</text:span></text:p>
      <text:p text:style-name="P2"><text:span text:style-name="T1">quality: m, size: 7, base: EB/4, top: DB/5</text:span></text:p>
      <text:p text:style-name="P2"><text:span text:style-name="T1">quality: d, size: 5, base: FB/4, top: CBB/5</text:span></text:p>
      <text:p text:style-name="P2"><text:span text:style-name="T1">quality: d, size: 5, base: EB/4, top: BBB/4</text:span></text:p>
      <text:p text:style-name="P2"><text:span text:style-name="T1">quality: m, size: 6, base: GB/4, top: EBB/5</text:span></text:p>
      <text:p text:style-name="P2"><text:span text:style-name="T1">quality: p, size: 4, base: DB/4, top: GB/4</text:span></text:p>
      <text:p text:style-name="P2"><text:span text:style-name="T1">quality: p, size: 8, base: E#/4, top: E#/5</text:span></text:p>
      <text:p text:style-name="P2"><text:span text:style-name="T1">quality: m, size: 6, base: G/4, top: EB/5</text:span></text:p>
      <text:p text:style-name="P2"><text:span text:style-name="T1">quality: p, size: 4, base: EB/4, top: AB/4</text:span></text:p>
      <text:p text:style-name="P2"><text:span text:style-name="T1">quality: m, size: 7, base: D/4, top: C/5</text:span></text:p>
      <text:p text:style-name="P2"><text:span text:style-name="T1">quality: d, size: 5, base: C#/4, top: G/4</text:span></text:p>
      <text:p text:style-name="P2"><text:span text:style-name="T1">quality: m, size: 3, base: A/4, top: C/5</text:span></text:p>
      <text:p text:style-name="P2"><text:span text:style-name="T1">quality: A, size: 4, base: A/4, top: D#/5</text:span></text:p>
      <text:p text:style-name="P2"><text:span text:style-name="T1">quality: d, size: 5, base: E/4, top: BB/4</text:span></text:p>
      <text:p text:style-name="P2"><text:span text:style-name="T1">quality: M, size: 2, base: F#/4, top: G#/4</text:span></text:p>
      <text:p text:style-name="P2"><text:span text:style-name="T1">quality: m, size: 7, base: C#/4, top: B/4</text:span></text:p>
      <text:p text:style-name="P2"><text:span text:style-name="T1">quality: A, size: 5, base: EB/4, top: B/4</text:span></text:p>
      <text:p text:style-name="P2"><text:span text:style-name="T1">quality: M, size: 2, base: C#/4, top: D#/4</text:span></text:p>
      <text:p text:style-name="P2"><text:span text:style-name="T1">quality: p, size: 4, base: B#/3, top: E#/4</text:span></text:p>
      <text:p text:style-name="P2"><text:span text:style-name="T1">quality: M, size: 6, base: E/4, top: C#/5</text:span></text:p>
      <text:p text:style-name="P2"><text:span text:style-name="T1">quality: M, size: 7, base: F#/4, top: E#/5</text:span></text:p>
      <text:p text:style-name="P2"><text:span text:style-name="T1">quality: A, size: 4, base: BB/4, top: E/5</text:span></text:p>
      <text:p text:style-name="P2"><text:span text:style-name="T1">quality: p, size: 4, base: E#/4, top: A#/4</text:span></text:p>
      <text:p text:style-name="P2"><text:span text:style-name="T1">quality: M, size: 7, base: F/4, top: E/5</text:span></text:p>
      <text:p text:style-name="P2"><text:span text:style-name="T1">quality: M, size: 7, base: D#/4, top: C##/5</text:span></text:p>
      <text:p text:style-name="P2"><text:span text:style-name="T1">quality: M, size: 3, base: C/4, top: E/4</text:span></text:p>
      <text:p text:style-name="P2"><text:span text:style-name="T1">quality: m, size: 6, base: FB/4, top: DBB/5</text:span></text:p>
      <text:p text:style-name="P2"><text:span text:style-name="T1">quality: M, size: 6, base: BB/3, top: G/4</text:span></text:p>
      <text:p text:style-name="P2"><text:span text:style-name="T1">quality: M, size: 2, base: C#/4, top: D#/4</text:span></text:p>
      <text:p text:style-name="P2"><text:span text:style-name="T1">quality: m, size: 6, base: D#/4, top: B/4</text:span></text:p>
      <text:p text:style-name="P2"><text:span text:style-name="T1">quality: m, size: 3, base: DB/4, top: FB/4</text:span></text:p>
      <text:p text:style-name="P2"><text:span text:style-name="T1">quality: p, size: 4, base: E/4, top: A/4</text:span></text:p>
      <text:p text:style-name="P2"><text:span text:style-name="T1">quality: M, size: 7, base: B#/3, top: A##/4</text:span></text:p>
      <text:p text:style-name="P2"><text:span text:style-name="T1">quality: m, size: 7, base: A#/4, top: G#/5</text:span></text:p>
      <text:p text:style-name="P2"><text:span text:style-name="T1">quality: M, size: 7, base: C#/4, top: B#/4</text:span></text:p>
      <text:p text:style-name="P2"><text:span text:style-name="T1">quality: A, size: 5, base: E/4, top: B#/4</text:span></text:p>
      <text:p text:style-name="P2"><text:span text:style-name="T1">quality: M, size: 3, base: C/4, top: E/4</text:span></text:p>
      <text:p text:style-name="P2"><text:span text:style-name="T1">quality: M, size: 6, base: C#/4, top: A#/4</text:span></text:p>
      <text:p text:style-name="P2"><text:span text:style-name="T1">quality: M, size: 7, base: F#/4, top: E#/5</text:span></text:p>
      <text:p text:style-name="P2"><text:span text:style-name="T1">quality: M, size: 7, base: E/4, top: D#/5</text:span></text:p>
      <text:p text:style-name="P2"><text:span text:style-name="T1">quality: m, size: 6, base: G#/4, top: E/5</text:span></text:p>
      <text:p text:style-name="P2"><text:span text:style-name="T1">quality: M, size: 2, base: A#/4, top: B#/4</text:span></text:p>
      <text:p text:style-name="P2"><text:span text:style-name="T1">quality: A, size: 5, base: F/4, top: C#/5</text:span></text:p>
      <text:p text:style-name="P2"><text:span text:style-name="T1">quality: m, size: 3, base: C/4, top: EB/4</text:span></text:p>
      <text:p text:style-name="P2"><text:span text:style-name="T1">quality: p, size: 4, base: GB/4, top: CB/5</text:span></text:p>
      <text:p text:style-name="P2"><text:span text:style-name="T1">quality: M, size: 7, base: F#/4, top: E#/5</text:span></text:p>
      <text:p text:style-name="P2"><text:span text:style-name="T1">quality: M, size: 7, base: C#/4, top: B#/4</text:span></text:p>
      <text:p text:style-name="P2"><text:span text:style-name="T1">quality: M, size: 7, base: AB/4, top: G/5</text:span></text:p>
      <text:p text:style-name="P2"><text:span text:style-name="T1">quality: m, size: 6, base: GB/4, top: EBB/5</text:span></text:p>
      <text:p text:style-name="P2"><text:span text:style-name="T1">quality: m, size: 3, base: B#/4, top: D#/5</text:span></text:p>
      <text:p text:style-name="P2"><text:span text:style-name="T1">quality: m, size: 2, base: A#/4, top: B/4</text:span></text:p>
      <text:p text:style-name="P2"><text:span text:style-name="T1">quality: m, size: 3, base: C#/4, top: E/4</text:span></text:p>
      <text:p text:style-name="P2"><text:span text:style-name="T1">quality: p, size: 4, base: F/4, top: BB/4</text:span></text:p>
      <text:p text:style-name="P2"><text:span text:style-name="T1">quality: M, size: 3, base: BB/4, top: D/5</text:span></text:p>
      <text:p text:style-name="P2"><text:span text:style-name="T1">quality: M, size: 6, base: G/4, top: E/5</text:span></text:p>
      <text:p text:style-name="P2"><text:span text:style-name="T1">quality: M, size: 6, base: DB/4, top: BB/4</text:span></text:p>
      <text:p text:style-name="P2"><text:span text:style-name="T1">quality: M, size: 3, base: DB/4, top: F/4</text:span></text:p>
      <text:p text:style-name="P2"><text:span text:style-name="T1">quality: M, size: 3, base: G#/4, top: B#/4</text:span></text:p>
      <text:p text:style-name="P2"><text:span text:style-name="T1">quality: m, size: 2, base: G/4, top: AB/4</text:span></text:p>
      <text:p text:style-name="P2"><text:span text:style-name="T1">quality: m, size: 2, base: BB/3, top: CB/4</text:span></text:p>
      <text:p text:style-name="P2"><text:span text:style-name="T1">quality: m, size: 6, base: B/4, top: G/5</text:span></text:p>
      <text:p text:style-name="P2"><text:span text:style-name="T1">quality: A, size: 5, base: D#/4, top: A##/4</text:span></text:p>
      <text:p text:style-name="P2"><text:span text:style-name="T1">quality: m, size: 6, base: E#/4, top: C#/5</text:span></text:p>
      <text:p text:style-name="P2"><text:span text:style-name="T1">quality: m, size: 7, base: D#/4, top: C#/5</text:span></text:p>
      <text:p text:style-name="P2"><text:span text:style-name="T1">quality: A, size: 5, base: G#/4, top: D##/5</text:span></text:p>
      <text:p text:style-name="P2"><text:span text:style-name="T1">quality: m, size: 3, base: A#/4, top: C#/5</text:span></text:p>
      <text:p text:style-name="P2"><text:span text:style-name="T1">quality: M, size: 2, base: F/4, top: G/4</text:span></text:p>
      <text:p text:style-name="P2"><text:span text:style-name="T1">quality: m, size: 3, base: A#/4, top: C#/5</text:span></text:p>
      <text:p text:style-name="P2"><text:span text:style-name="T1">quality: d, size: 5, base: D#/4, top: A/4</text:span></text:p>
      <text:p text:style-name="P2"><text:span text:style-name="T1">quality: m, size: 2, base: D/4, top: EB/4</text:span></text:p>
      <text:p text:style-name="P2"><text:span text:style-name="T1">quality: p, size: 5, base: C#/4, top: G#/4</text:span></text:p>
      <text:p text:style-name="P2"><text:span text:style-name="T1">quality: M, size: 6, base: C#/4, top: A#/4</text:span></text:p>
      <text:p text:style-name="P2"><text:span text:style-name="T1">quality: M, size: 2, base: DB/4, top: EB/4</text:span></text:p>
      <text:p text:style-name="P2"><text:span text:style-name="T1">quality: M, size: 2, base: F#/4, top: G#/4</text:span></text:p>
      <text:p text:style-name="P2"><text:span text:style-name="T1">quality: M, size: 3, base: D#/4, top: F##/4</text:span></text:p>
      <text:p text:style-name="P2"><text:span text:style-name="T1">quality: m, size: 2, base: C#/4, top: D/4</text:span></text:p>
      <text:p text:style-name="P2"><text:span text:style-name="T1">quality: m, size: 2, base: B/3, top: C/4</text:span></text:p>
      <text:p text:style-name="P2"><text:span text:style-name="T1">quality: M, size: 2, base: DB/4, top: EB/4</text:span></text:p>
      <text:p text:style-name="P2"><text:span text:style-name="T1">quality: m, size: 2, base: G#/4, top: A/4</text:span></text:p>
      <text:p text:style-name="P2"><text:span text:style-name="T1">quality: p, size: 4, base: F#/4, top: B/4</text:span></text:p>
      <text:p text:style-name="P2"><text:span text:style-name="T1">quality: M, size: 6, base: GB/4, top: EB/5</text:span></text:p>
      <text:p text:style-name="P2"><text:span text:style-name="T1">quality: A, size: 4, base: F#/4, top: B#/4</text:span></text:p>
      <text:p text:style-name="P2"><text:span text:style-name="T1">quality: M, size: 3, base: AB/4, top: C/5</text:span></text:p>
      <text:p text:style-name="P2"><text:span text:style-name="T1">quality: p, size: 4, base: A/4, top: D/5</text:span></text:p>
      <text:p text:style-name="P2"><text:span text:style-name="T1">quality: M, size: 7, base: A/4, top: G#/5</text:span></text:p>
      <text:p text:style-name="P2"><text:span text:style-name="T1">quality: p, size: 5, base: G#/4, top: D#/5</text:span></text:p>
      <text:p text:style-name="P2"><text:span text:style-name="T1">quality: m, size: 6, base: D/4, top: BB/4</text:span></text:p>
      <text:p text:style-name="P2"><text:span text:style-name="T1">quality: m, size: 3, base: DB/4, top: FB/4</text:span></text:p>
      <text:p text:style-name="P2"><text:span text:style-name="T1">quality: p, size: 4, base: AB/4, top: DB/5</text:span></text:p>
      <text:p text:style-name="P2"><text:span text:style-name="T1">quality: m, size: 6, base: DB/4, top: BBB/4</text:span></text:p>
      <text:p text:style-name="P2"><text:span text:style-name="T1">quality: m, size: 6, base: D/4, top: BB/4</text:span></text:p>
      <text:p text:style-name="P2"><text:span text:style-name="T1">quality: M, size: 3, base: A/4, top: C#/5</text:span></text:p>
      <text:p text:style-name="P2"><text:span text:style-name="T1">quality: m, size: 6, base: E/4, top: C/5</text:span></text:p>
      <text:p text:style-name="P2"><text:span text:style-name="T1">quality: M, size: 3, base: A/4, top: C#/5</text:span></text:p>
      <text:p text:style-name="P2"><text:span text:style-name="T1">quality: p, size: 5, base: F/4, top: C/5</text:span></text:p>
      <text:p text:style-name="P2"><text:span text:style-name="T1">quality: p, size: 4, base: C/4, top: F/4</text:span></text:p>
      <text:p text:style-name="P2"><text:span text:style-name="T1">quality: m, size: 6, base: AB/4, top: FB/5</text:span></text:p>
      <text:p text:style-name="P2"><text:span text:style-name="T1">quality: M, size: 7, base: A/4, top: G#/5</text:span></text:p>
      <text:p text:style-name="P2"><text:span text:style-name="T1">quality: d, size: 5, base: E/4, top: BB/4</text:span></text:p>
      <text:p text:style-name="P2"><text:span text:style-name="T1">quality: M, size: 2, base: E#/4, top: F##/4</text:span></text:p>
      <text:p text:style-name="P2"><text:span text:style-name="T1">quality: m, size: 3, base: B#/3, top: D#/4</text:span></text:p>
      <text:p text:style-name="P2"><text:span text:style-name="T1">quality: m, size: 6, base: DB/4, top: BBB/4</text:span></text:p>
      <text:p text:style-name="P2"><text:span text:style-name="T1">quality: M, size: 7, base: A/4, top: G#/5</text:span></text:p>
      <text:p text:style-name="P2"><text:span text:style-name="T1">quality: m, size: 3, base: AB/4, top: CB/5</text:span></text:p>
      <text:p text:style-name="P2"><text:span text:style-name="T1">quality: M, size: 6, base: C#/4, top: A#/4</text:span></text:p>
      <text:p text:style-name="P2"><text:span text:style-name="T1">quality: p, size: 4, base: B/4, top: E/5</text:span></text:p>
      <text:p text:style-name="P2"><text:span text:style-name="T1">quality: m, size: 3, base: C/4, top: EB/4</text:span></text:p>
      <text:p text:style-name="P2"><text:span text:style-name="T1">quality: M, size: 7, base: E/4, top: D#/5</text:span></text:p>
      <text:p text:style-name="P2"><text:span text:style-name="T1">quality: M, size: 3, base: DB/4, top: F/4</text:span></text:p>
      <text:p text:style-name="P2"><text:span text:style-name="T1">quality: p, size: 8, base: F/4, top: F/5</text:span></text:p>
      <text:p text:style-name="P2"><text:span text:style-name="T1">quality: m, size: 6, base: DB/4, top: BBB/4</text:span></text:p>
      <text:p text:style-name="P2"><text:span text:style-name="T1">quality: A, size: 4, base: C/4, top: F#/4</text:span></text:p>
      <text:p text:style-name="P2"><text:soft-page-break/><text:span text:style-name="T1">quality: p, size: 4, base: AB/4, top: DB/5</text:span></text:p>
      <text:p text:style-name="P2"><text:span text:style-name="T1">quality: m, size: 3, base: C/4, top: EB/4</text:span></text:p>
      <text:p text:style-name="P2"><text:span text:style-name="T1">quality: m, size: 6, base: E#/4, top: C#/5</text:span></text:p>
      <text:p text:style-name="P2"><text:span text:style-name="T1">quality: m, size: 3, base: EB/4, top: GB/4</text:span></text:p>
      <text:p text:style-name="P2"><text:span text:style-name="T1">quality: p, size: 4, base: B#/4, top: E#/5</text:span></text:p>
      <text:p text:style-name="P2"><text:span text:style-name="T1">quality: m, size: 3, base: A#/4, top: C#/5</text:span></text:p>
      <text:p text:style-name="P2"><text:span text:style-name="T1">quality: M, size: 3, base: D#/4, top: F##/4</text:span></text:p>
      <text:p text:style-name="P2"><text:span text:style-name="T1">quality: M, size: 2, base: EB/4, top: F/4</text:span></text:p>
      <text:p text:style-name="P2"><text:span text:style-name="T1">quality: M, size: 2, base: FB/4, top: GB/4</text:span></text:p>
      <text:p text:style-name="P2"><text:span text:style-name="T1">quality: M, size: 7, base: B#/3, top: A##/4</text:span></text:p>
      <text:p text:style-name="P2"><text:span text:style-name="T1">quality: m, size: 3, base: FB/4, top: ABB/4</text:span></text:p>
      <text:p text:style-name="P2"><text:span text:style-name="T1">quality: p, size: 5, base: C#/4, top: G#/4</text:span></text:p>
      <text:p text:style-name="P2"><text:span text:style-name="T1">quality: m, size: 6, base: AB/4, top: FB/5</text:span></text:p>
      <text:p text:style-name="P2"><text:span text:style-name="T1">quality: p, size: 5, base: E/4, top: B/4</text:span></text:p>
      <text:p text:style-name="P2"><text:span text:style-name="T1">quality: M, size: 2, base: C#/4, top: D#/4</text:span></text:p>
      <text:p text:style-name="P2"><text:span text:style-name="T1">quality: A, size: 5, base: G/4, top: D#/5</text:span></text:p>
      <text:p text:style-name="P2"><text:span text:style-name="T1">quality: M, size: 3, base: GB/4, top: BB/4</text:span></text:p>
      <text:p text:style-name="P2"><text:span text:style-name="T1">quality: m, size: 6, base: A/4, top: F/5</text:span></text:p>
      <text:p text:style-name="P2"><text:span text:style-name="T1">quality: p, size: 4, base: F/4, top: BB/4</text:span></text:p>
      <text:p text:style-name="P2"><text:span text:style-name="T1">quality: m, size: 2, base: A/4, top: BB/4</text:span></text:p>
      <text:p text:style-name="P2"><text:span text:style-name="T1">quality: m, size: 2, base: G#/4, top: A/4</text:span></text:p>
      <text:p text:style-name="P2"><text:span text:style-name="T1">quality: m, size: 7, base: FB/4, top: EBB/5</text:span></text:p>
      <text:p text:style-name="P2"><text:span text:style-name="T1">quality: m, size: 3, base: A#/4, top: C#/5</text:span></text:p>
      <text:p text:style-name="P2"><text:span text:style-name="T1">quality: M, size: 3, base: AB/4, top: C/5</text:span></text:p>
      <text:p text:style-name="P2"><text:span text:style-name="T1">quality: M, size: 2, base: FB/4, top: GB/4</text:span></text:p>
      <text:p text:style-name="P2"><text:span text:style-name="T1">quality: p, size: 8, base: D/4, top: D/5</text:span></text:p>
      <text:p text:style-name="P2"><text:span text:style-name="T1">quality: m, size: 7, base: EB/4, top: DB/5</text:span></text:p>
      <text:p text:style-name="P2"><text:span text:style-name="T1">quality: m, size: 6, base: E/4, top: C/5</text:span></text:p>
      <text:p text:style-name="P2"><text:span text:style-name="T1">quality: M, size: 2, base: EB/4, top: F/4</text:span></text:p>
      <text:p text:style-name="P2"><text:span text:style-name="T1">quality: m, size: 7, base: D/4, top: C/5</text:span></text:p>
      <text:p text:style-name="P2"><text:span text:style-name="T1">quality: m, size: 6, base: DB/4, top: BBB/4</text:span></text:p>
      <text:p text:style-name="P2"><text:span text:style-name="T1">quality: M, size: 2, base: DB/4, top: EB/4</text:span></text:p>
      <text:p text:style-name="P2"><text:span text:style-name="T1">quality: m, size: 7, base: FB/4, top: EBB/5</text:span></text:p>
      <text:p text:style-name="P2"><text:span text:style-name="T1">quality: M, size: 2, base: E/4, top: F#/4</text:span></text:p>
      <text:p text:style-name="P2"><text:span text:style-name="T1">quality: M, size: 7, base: F/4, top: E/5</text:span></text:p>
      <text:p text:style-name="P2"><text:span text:style-name="T1">quality: m, size: 6, base: C#/4, top: A/4</text:span></text:p>
      <text:p text:style-name="P2"><text:span text:style-name="T1">quality: d, size: 5, base: D#/4, top: A/4</text:span></text:p>
      <text:p text:style-name="P2"><text:span text:style-name="T1">quality: A, size: 4, base: G#/4, top: C##/5</text:span></text:p>
      <text:p text:style-name="P2"><text:span text:style-name="T1">quality: m, size: 2, base: G/4, top: AB/4</text:span></text:p>
      <text:p text:style-name="P2"><text:span text:style-name="T1">quality: p, size: 4, base: A/4, top: D/5</text:span></text:p>
      <text:p text:style-name="P2"><text:span text:style-name="T1">quality: p, size: 8, base: D#/4, top: D#/5</text:span></text:p>
      <text:p text:style-name="P2"><text:span text:style-name="T1">quality: m, size: 3, base: CB/4, top: EBB/4</text:span></text:p>
      <text:p text:style-name="P2"><text:span text:style-name="T1">quality: M, size: 2, base: DB/4, top: EB/4</text:span></text:p>
      <text:p text:style-name="P2"><text:span text:style-name="T1">quality: m, size: 2, base: C#/4, top: D/4</text:span></text:p>
      <text:p text:style-name="P2"><text:span text:style-name="T1">quality: A, size: 5, base: GB/4, top: D/5</text:span></text:p>
      <text:p text:style-name="P2"><text:span text:style-name="T1">quality: d, size: 5, base: A#/4, top: E/5</text:span></text:p>
      <text:p text:style-name="P2"><text:span text:style-name="T1">quality: M, size: 2, base: D/4, top: E/4</text:span></text:p>
      <text:p text:style-name="P2"><text:span text:style-name="T1">quality: M, size: 2, base: DB/4, top: EB/4</text:span></text:p>
      <text:p text:style-name="P2"><text:span text:style-name="T1">quality: m, size: 7, base: C/4, top: BB/4</text:span></text:p>
      <text:p text:style-name="P2"><text:span text:style-name="T1">quality: A, size: 5, base: B#/4, top: F/5</text:span></text:p>
      <text:p text:style-name="P2"><text:span text:style-name="T1">quality: p, size: 4, base: F/4, top: BB/4</text:span></text:p>
      <text:p text:style-name="P2"><text:span text:style-name="T1">quality: m, size: 7, base: D/4, top: C/5</text:span></text:p>
      <text:p text:style-name="P2"><text:span text:style-name="T1">quality: p, size: 4, base: D#/4, top: G#/4</text:span></text:p>
      <text:p text:style-name="P2"><text:span text:style-name="T1">quality: m, size: 7, base: D/4, top: C/5</text:span></text:p>
      <text:p text:style-name="P2"><text:span text:style-name="T1">quality: m, size: 6, base: F/4, top: DB/5</text:span></text:p>
      <text:p text:style-name="P2"><text:span text:style-name="T1">quality: A, size: 4, base: FB/4, top: BB/4</text:span></text:p>
      <text:p text:style-name="P2"><text:span text:style-name="T1">quality: m, size: 7, base: B#/3, top: A#/4</text:span></text:p>
      <text:p text:style-name="P2"><text:span text:style-name="T1">quality: M, size: 2, base: CB/4, top: DB/4</text:span></text:p>
      <text:p text:style-name="P2"><text:span text:style-name="T1">quality: d, size: 5, base: F#/4, top: C/5</text:span></text:p>
      <text:p text:style-name="P2"><text:span text:style-name="T1">quality: m, size: 7, base: GB/4, top: FB/5</text:span></text:p>
      <text:p text:style-name="P2"><text:span text:style-name="T1">quality: M, size: 7, base: C#/4, top: B#/4</text:span></text:p>
      <text:p text:style-name="P2"><text:span text:style-name="T1">quality: m, size: 7, base: F/4, top: EB/5</text:span></text:p>
      <text:p text:style-name="P2"><text:span text:style-name="T1">quality: m, size: 7, base: G#/4, top: F#/5</text:span></text:p>
      <text:p text:style-name="P2"><text:span text:style-name="T1">quality: A, size: 5, base: E#/4, top: B##/4</text:span></text:p>
      <text:p text:style-name="P2"><text:span text:style-name="T1">quality: A, size: 4, base: A/4, top: D#/5</text:span></text:p>
      <text:p text:style-name="P2"><text:span text:style-name="T1">quality: m, size: 2, base: CB/4, top: DBB/4</text:span></text:p>
      <text:p text:style-name="P2"><text:span text:style-name="T1">quality: m, size: 3, base: B#/4, top: D#/5</text:span></text:p>
      <text:p text:style-name="P2"><text:span text:style-name="T1">quality: A, size: 5, base: CB/4, top: G/4</text:span></text:p>
      <text:p text:style-name="P2"><text:span text:style-name="T1">quality: M, size: 6, base: D#/4, top: B#/4</text:span></text:p>
      <text:p text:style-name="P2"><text:span text:style-name="T1">quality: p, size: 8, base: B/4, top: B/5</text:span></text:p>
      <text:p text:style-name="P2"><text:span text:style-name="T1">quality: A, size: 4, base: F/4, top: B/4</text:span></text:p>
      <text:p text:style-name="P2"><text:span text:style-name="T1">quality: M, size: 7, base: G#/4, top: F##/5</text:span></text:p>
      <text:p text:style-name="P2"><text:span text:style-name="T1">quality: M, size: 7, base: FB/4, top: EB/5</text:span></text:p>
      <text:p text:style-name="P2"><text:span text:style-name="T1">quality: m, size: 3, base: G#/4, top: B/4</text:span></text:p>
      <text:p text:style-name="P2"><text:span text:style-name="T1">quality: m, size: 7, base: C#/4, top: B/4</text:span></text:p>
      <text:p text:style-name="P2"><text:span text:style-name="T1">quality: p, size: 8, base: AB/4, top: AB/5</text:span></text:p>
      <text:p text:style-name="P2"><text:span text:style-name="T1">quality: m, size: 3, base: B/4, top: D/5</text:span></text:p>
      <text:p text:style-name="P2"><text:span text:style-name="T1">quality: m, size: 2, base: EB/4, top: FB/4</text:span></text:p>
      <text:p text:style-name="P2"><text:span text:style-name="T1">quality: m, size: 7, base: F/4, top: EB/5</text:span></text:p>
      <text:p text:style-name="P2"><text:span text:style-name="T1">quality: M, size: 3, base: D#/4, top: F##/4</text:span></text:p>
      <text:p text:style-name="P2"><text:span text:style-name="T1">quality: M, size: 2, base: BB/3, top: C/4</text:span></text:p>
      <text:p text:style-name="P2"><text:span text:style-name="T1">quality: m, size: 6, base: G#/4, top: E/5</text:span></text:p>
      <text:p text:style-name="P2"><text:span text:style-name="T1">quality: p, size: 8, base: C/4, top: C/5</text:span></text:p>
      <text:p text:style-name="P2"><text:span text:style-name="T1">quality: p, size: 4, base: B/4, top: E/5</text:span></text:p>
      <text:p text:style-name="P2"><text:span text:style-name="T1">quality: p, size: 4, base: A/4, top: D/5</text:span></text:p>
      <text:p text:style-name="P2"><text:span text:style-name="T1">quality: M, size: 3, base: A/4, top: C#/5</text:span></text:p>
      <text:p text:style-name="P2"><text:span text:style-name="T1">quality: M, size: 6, base: GB/4, top: EB/5</text:span></text:p>
      <text:p text:style-name="P2"><text:span text:style-name="T1">quality: A, size: 4, base: D/4, top: G#/4</text:span></text:p>
      <text:p text:style-name="P2"><text:span text:style-name="T1">quality: m, size: 7, base: EB/4, top: DB/5</text:span></text:p>
      <text:p text:style-name="P2"><text:span text:style-name="T1">quality: M, size: 3, base: E#/4, top: G##/4</text:span></text:p>
      <text:p text:style-name="P2"><text:span text:style-name="T1">quality: M, size: 3, base: B/4, top: D#/5</text:span></text:p>
      <text:p text:style-name="P2"><text:span text:style-name="T1">quality: M, size: 3, base: E#/4, top: G##/4</text:span></text:p>
      <text:p text:style-name="P2"><text:span text:style-name="T1">quality: M, size: 7, base: E/4, top: D#/5</text:span></text:p>
      <text:p text:style-name="P2"><text:span text:style-name="T1">quality: m, size: 2, base: CB/4, top: DBB/4</text:span></text:p>
      <text:p text:style-name="P2"><text:span text:style-name="T1">quality: M, size: 2, base: D#/4, top: E#/4</text:span></text:p>
      <text:p text:style-name="P2"><text:span text:style-name="T1">quality: p, size: 4, base: E/4, top: A/4</text:span></text:p>
      <text:p text:style-name="P2"><text:span text:style-name="T1">quality: p, size: 4, base: D#/4, top: G#/4</text:span></text:p>
      <text:p text:style-name="P2"><text:span text:style-name="T1">quality: p, size: 4, base: B/3, top: E/4</text:span></text:p>
      <text:p text:style-name="P2"><text:span text:style-name="T1">quality: M, size: 3, base: F#/4, top: A#/4</text:span></text:p>
      <text:p text:style-name="P2"><text:span text:style-name="T1">quality: M, size: 6, base: AB/4, top: F/5</text:span></text:p>
      <text:p text:style-name="P2"><text:span text:style-name="T1">quality: A, size: 5, base: D#/4, top: A##/4</text:span></text:p>
      <text:p text:style-name="P2"><text:span text:style-name="T1">quality: m, size: 6, base: BB/4, top: GB/5</text:span></text:p>
      <text:p text:style-name="P2"><text:span text:style-name="T1">quality: M, size: 3, base: F#/4, top: A#/4</text:span></text:p>
      <text:p text:style-name="P2"><text:span text:style-name="T1">quality: M, size: 6, base: F#/4, top: D#/5</text:span></text:p>
      <text:p text:style-name="P2"><text:span text:style-name="T1">quality: m, size: 7, base: A/4, top: G/5</text:span></text:p>
      <text:p text:style-name="P2"><text:span text:style-name="T1">quality: M, size: 6, base: E#/4, top: C##/5</text:span></text:p>
      <text:p text:style-name="P2"><text:span text:style-name="T1">quality: m, size: 7, base: D/4, top: C/5</text:span></text:p>
      <text:p text:style-name="P2"><text:span text:style-name="T1">quality: m, size: 7, base: GB/4, top: FB/5</text:span></text:p>
      <text:p text:style-name="P2"><text:span text:style-name="T1">quality: M, size: 7, base: BB/4, top: A/5</text:span></text:p>
      <text:p text:style-name="P2"><text:span text:style-name="T1">quality: M, size: 3, base: BB/4, top: D/5</text:span></text:p>
      <text:p text:style-name="P2"><text:span text:style-name="T1">quality: p, size: 4, base: B#/4, top: E#/5</text:span></text:p>
      <text:p text:style-name="P2"><text:span text:style-name="T1">quality: M, size: 7, base: C#/4, top: B#/4</text:span></text:p>
      <text:p text:style-name="P2"><text:span text:style-name="T1">quality: M, size: 3, base: A/4, top: C#/5</text:span></text:p>
      <text:p text:style-name="P2"><text:span text:style-name="T1">quality: M, size: 3, base: D#/4, top: F##/4</text:span></text:p>
      <text:p text:style-name="P2"><text:span text:style-name="T1">quality: m, size: 6, base: EB/4, top: CB/5</text:span></text:p>
      <text:p text:style-name="P2"><text:span text:style-name="T1">quality: m, size: 3, base: C#/4, top: E/4</text:span></text:p>
      <text:p text:style-name="P2"><text:span text:style-name="T1">quality: m, size: 2, base: B#/3, top: C#/4</text:span></text:p>
      <text:p text:style-name="P2"><text:span text:style-name="T1">quality: m, size: 6, base: G/4, top: EB/5</text:span></text:p>
      <text:p text:style-name="P2"><text:span text:style-name="T1">quality: d, size: 5, base: GB/4, top: DBB/5</text:span></text:p>
      <text:p text:style-name="P2"><text:span text:style-name="T1">quality: m, size: 6, base: F#/4, top: D/5</text:span></text:p>
      <text:p text:style-name="P2"><text:span text:style-name="T1">quality: m, size: 6, base: G#/4, top: E/5</text:span></text:p>
      <text:p text:style-name="P2"><text:span text:style-name="T1">quality: M, size: 7, base: B#/4, top: A##/5</text:span></text:p>
      <text:p text:style-name="P2"><text:span text:style-name="T1">quality: M, size: 7, base: F/4, top: E/5</text:span></text:p>
      <text:p text:style-name="P2"><text:span text:style-name="T1">quality: p, size: 4, base: CB/4, top: FB/4</text:span></text:p>
      <text:p text:style-name="P2"><text:span text:style-name="T1">quality: m, size: 2, base: AB/4, top: BBB/4</text:span></text:p>
      <text:p text:style-name="P2"><text:span text:style-name="T1">quality: p, size: 4, base: CB/4, top: FB/4</text:span></text:p>
      <text:p text:style-name="P2"><text:span text:style-name="T1">quality: d, size: 5, base: B#/4, top: F#/5</text:span></text:p>
      <text:p text:style-name="P2"><text:span text:style-name="T1">quality: m, size: 7, base: G#/4, top: F#/5</text:span></text:p>
      <text:p text:style-name="P2"><text:soft-page-break/><text:span text:style-name="T1">quality: p, size: 4, base: EB/4, top: AB/4</text:span></text:p>
      <text:p text:style-name="P2"><text:span text:style-name="T1">quality: A, size: 4, base: DB/4, top: G/4</text:span></text:p>
      <text:p text:style-name="P2"><text:span text:style-name="T1">quality: m, size: 6, base: EB/4, top: CB/5</text:span></text:p>
      <text:p text:style-name="P2"><text:span text:style-name="T1">quality: M, size: 3, base: GB/4, top: BB/4</text:span></text:p>
      <text:p text:style-name="P2"><text:span text:style-name="T1">quality: p, size: 4, base: EB/4, top: AB/4</text:span></text:p>
      <text:p text:style-name="P2"><text:span text:style-name="T1">quality: A, size: 5, base: AB/4, top: E/5</text:span></text:p>
      <text:p text:style-name="P2"><text:span text:style-name="T1">quality: A, size: 4, base: G/4, top: C#/5</text:span></text:p>
      <text:p text:style-name="P2"><text:span text:style-name="T1">quality: M, size: 3, base: E/4, top: G#/4</text:span></text:p>
      <text:p text:style-name="P2"><text:span text:style-name="T1">quality: m, size: 7, base: C#/4, top: B/4</text:span></text:p>
      <text:p text:style-name="P2"><text:span text:style-name="T1">quality: m, size: 6, base: BB/3, top: GB/4</text:span></text:p>
      <text:p text:style-name="P2"><text:span text:style-name="T1">quality: m, size: 3, base: A/4, top: C/5</text:span></text:p>
      <text:p text:style-name="P2"><text:span text:style-name="T1">quality: p, size: 4, base: GB/4, top: CB/5</text:span></text:p>
      <text:p text:style-name="P2"><text:span text:style-name="T1">quality: m, size: 2, base: BB/3, top: CB/4</text:span></text:p>
      <text:p text:style-name="P2"><text:span text:style-name="T1">quality: m, size: 7, base: B#/3, top: A#/4</text:span></text:p>
      <text:p text:style-name="P2"><text:span text:style-name="T1">quality: A, size: 5, base: EB/4, top: B/4</text:span></text:p>
      <text:p text:style-name="P2"><text:span text:style-name="T1">quality: A, size: 4, base: B/4, top: E#/5</text:span></text:p>
      <text:p text:style-name="P2"><text:span text:style-name="T1">quality: p, size: 8, base: G/4, top: G/5</text:span></text:p>
      <text:p text:style-name="P2"><text:span text:style-name="T1">quality: M, size: 7, base: G/4, top: F#/5</text:span></text:p>
      <text:p text:style-name="P2"><text:span text:style-name="T1">quality: m, size: 7, base: CB/4, top: BBB/4</text:span></text:p>
      <text:p text:style-name="P2"><text:span text:style-name="T1">quality: p, size: 5, base: A/4, top: E/5</text:span></text:p>
      <text:p text:style-name="P2"><text:span text:style-name="T1">quality: p, size: 5, base: AB/4, top: EB/5</text:span></text:p>
      <text:p text:style-name="P2"><text:span text:style-name="T1">quality: m, size: 2, base: D/4, top: EB/4</text:span></text:p>
      <text:p text:style-name="P2"><text:span text:style-name="T1">quality: p, size: 4, base: FB/4, top: BBB/4</text:span></text:p>
      <text:p text:style-name="P2"><text:span text:style-name="T1">quality: m, size: 2, base: G/4, top: AB/4</text:span></text:p>
      <text:p text:style-name="P2"><text:span text:style-name="T1">quality: M, size: 3, base: E/4, top: G#/4</text:span></text:p>
      <text:p text:style-name="P2"><text:span text:style-name="T1">quality: M, size: 2, base: E/4, top: F#/4</text:span></text:p>
      <text:p text:style-name="P2"><text:span text:style-name="T1">quality: m, size: 7, base: D#/4, top: C#/5</text:span></text:p>
      <text:p text:style-name="P2"><text:span text:style-name="T1">quality: m, size: 7, base: D#/4, top: C#/5</text:span></text:p>
      <text:p text:style-name="P2"><text:span text:style-name="T1">quality: M, size: 2, base: B#/4, top: C##/5</text:span></text:p>
      <text:p text:style-name="P2"><text:span text:style-name="T1">quality: M, size: 3, base: EB/4, top: G/4</text:span></text:p>
      <text:p text:style-name="P2"><text:span text:style-name="T1">quality: p, size: 4, base: FB/4, top: BBB/4</text:span></text:p>
      <text:p text:style-name="P2"><text:span text:style-name="T1">quality: m, size: 6, base: EB/4, top: CB/5</text:span></text:p>
      <text:p text:style-name="P2"><text:span text:style-name="T1">quality: m, size: 3, base: C#/4, top: E/4</text:span></text:p>
      <text:p text:style-name="P2"><text:span text:style-name="T1">quality: M, size: 3, base: GB/4, top: BB/4</text:span></text:p>
      <text:p text:style-name="P2"><text:span text:style-name="T1">quality: M, size: 7, base: B#/4, top: A##/5</text:span></text:p>
      <text:p text:style-name="P2"><text:span text:style-name="T1">quality: A, size: 4, base: C/4, top: F#/4</text:span></text:p>
      <text:p text:style-name="P2"><text:span text:style-name="T1">quality: M, size: 7, base: CB/4, top: BB/4</text:span></text:p>
      <text:p text:style-name="P2"><text:span text:style-name="T1">quality: p, size: 4, base: F/4, top: BB/4</text:span></text:p>
      <text:p text:style-name="P2"><text:span text:style-name="T1">quality: m, size: 2, base: AB/4, top: BBB/4</text:span></text:p>
      <text:p text:style-name="P2"><text:span text:style-name="T1">quality: m, size: 7, base: D/4, top: C/5</text:span></text:p>
      <text:p text:style-name="P2"><text:span text:style-name="T1">quality: p, size: 4, base: A/4, top: D/5</text:span></text:p>
      <text:p text:style-name="P2"><text:span text:style-name="T1">quality: A, size: 4, base: EB/4, top: A/4</text:span></text:p>
      <text:p text:style-name="P2"><text:span text:style-name="T1">quality: d, size: 5, base: EB/4, top: BBB/4</text:span></text:p>
      <text:p text:style-name="P2"><text:span text:style-name="T1">quality: m, size: 3, base: F/4, top: AB/4</text:span></text:p>
      <text:p text:style-name="P2"><text:span text:style-name="T1">quality: M, size: 7, base: E/4, top: D#/5</text:span></text:p>
      <text:p text:style-name="P2"><text:span text:style-name="T1">quality: m, size: 3, base: AB/4, top: CB/5</text:span></text:p>
      <text:p text:style-name="P2"><text:span text:style-name="T1">quality: m, size: 3, base: D/4, top: F/4</text:span></text:p>
      <text:p text:style-name="P2"><text:span text:style-name="T1">quality: m, size: 3, base: B/4, top: D/5</text:span></text:p>
      <text:p text:style-name="P2"><text:span text:style-name="T1">quality: p, size: 4, base: B/4, top: E/5</text:span></text:p>
      <text:p text:style-name="P2"><text:span text:style-name="T1">quality: M, size: 6, base: D/4, top: B/4</text:span></text:p>
      <text:p text:style-name="P2"><text:span text:style-name="T1">quality: M, size: 3, base: A#/4, top: C##/5</text:span></text:p>
      <text:p text:style-name="P2"><text:span text:style-name="T1">quality: M, size: 3, base: C/4, top: E/4</text:span></text:p>
      <text:p text:style-name="P2"><text:span text:style-name="T1">quality: A, size: 4, base: B#/4, top: E##/5</text:span></text:p>
      <text:p text:style-name="P2"><text:span text:style-name="T1">quality: m, size: 7, base: C/4, top: BB/4</text:span></text:p>
      <text:p text:style-name="P2"><text:span text:style-name="T1">quality: M, size: 6, base: CB/4, top: AB/4</text:span></text:p>
      <text:p text:style-name="P2"><text:span text:style-name="T1">quality: M, size: 6, base: C/4, top: A/4</text:span></text:p>
      <text:p text:style-name="P2"><text:span text:style-name="T1">quality: m, size: 7, base: F#/4, top: E/5</text:span></text:p>
      <text:p text:style-name="P2"><text:span text:style-name="T1">quality: A, size: 4, base: D/4, top: G#/4</text:span></text:p>
      <text:p text:style-name="P2"><text:span text:style-name="T1">quality: M, size: 3, base: C#/4, top: E#/4</text:span></text:p>
      <text:p text:style-name="P2"><text:span text:style-name="T1">quality: m, size: 7, base: A#/4, top: G#/5</text:span></text:p>
      <text:p text:style-name="P2"><text:span text:style-name="T1">quality: p, size: 4, base: CB/4, top: FB/4</text:span></text:p>
      <text:p text:style-name="P2"><text:span text:style-name="T1">quality: M, size: 6, base: BB/4, top: G/5</text:span></text:p>
      <text:p text:style-name="P2"><text:span text:style-name="T1">quality: A, size: 5, base: FB/4, top: C/5</text:span></text:p>
      <text:p text:style-name="P2"><text:span text:style-name="T1">quality: p, size: 4, base: CB/4, top: FB/4</text:span></text:p>
      <text:p text:style-name="P2"><text:span text:style-name="T1">quality: A, size: 4, base: G/4, top: C#/5</text:span></text:p>
      <text:p text:style-name="P2"><text:span text:style-name="T1">quality: M, size: 2, base: BB/4, top: C/5</text:span></text:p>
      <text:p text:style-name="P2"><text:span text:style-name="T1">quality: A, size: 4, base: G#/4, top: C##/5</text:span></text:p>
      <text:p text:style-name="P2"><text:span text:style-name="T1">quality: m, size: 3, base: G#/4, top: B/4</text:span></text:p>
      <text:p text:style-name="P2"><text:span text:style-name="T1">quality: M, size: 3, base: F#/4, top: A#/4</text:span></text:p>
      <text:p text:style-name="P2"><text:span text:style-name="T1">quality: m, size: 3, base: D/4, top: F/4</text:span></text:p>
      <text:p text:style-name="P2"><text:span text:style-name="T1">quality: m, size: 3, base: F/4, top: AB/4</text:span></text:p>
      <text:p text:style-name="P2"><text:span text:style-name="T1">quality: m, size: 7, base: G/4, top: F/5</text:span></text:p>
      <text:p text:style-name="P2"><text:span text:style-name="T1">quality: m, size: 6, base: D#/4, top: B/4</text:span></text:p>
      <text:p text:style-name="P2"><text:span text:style-name="T1">quality: M, size: 2, base: G#/4, top: A#/4</text:span></text:p>
      <text:p text:style-name="P2"><text:span text:style-name="T1">quality: M, size: 7, base: A#/4, top: G##/5</text:span></text:p>
      <text:p text:style-name="P2"><text:span text:style-name="T1">quality: d, size: 5, base: F#/4, top: C/5</text:span></text:p>
      <text:p text:style-name="P2"><text:span text:style-name="T1">quality: p, size: 8, base: C/4, top: C/5</text:span></text:p>
      <text:p text:style-name="P2"><text:span text:style-name="T1">quality: m, size: 3, base: G#/4, top: B/4</text:span></text:p>
      <text:p text:style-name="P2"><text:span text:style-name="T1">quality: M, size: 7, base: A/4, top: G#/5</text:span></text:p>
      <text:p text:style-name="P2"><text:span text:style-name="T1">quality: m, size: 2, base: B/3, top: C/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nsolas" svg:font-family="Consolas, 'Lucida Console', monospace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Ensminger</meta:initial-creator>
    <meta:creation-date>2011-11-07T21:02:17.30</meta:creation-date>
    <dc:date>2011-11-07T21:04:53.95</dc:date>
    <dc:creator>Jon Ensminger</dc:creator>
    <meta:editing-duration>PT2M3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0" meta:paragraph-count="1232" meta:word-count="9586" meta:character-count="49703"/>
  </office:meta>
</office:document-meta>
</file>